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1D0000E2C2000065B3AF393E36.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Gras" svg:font-family="'Arial Gras', 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master-page-name="First_20_Page">
      <style:table-properties style:width="122.31mm" fo:margin-left="27.96mm" style:page-number="0" table:align="left" style:writing-mode="lr-tb"/>
    </style:style>
    <style:style style:name="Table1.A" style:family="table-column">
      <style:table-column-properties style:column-width="122.31mm"/>
    </style:style>
    <style:style style:name="Table1.1" style:family="table-row">
      <style:table-row-properties style:min-row-height="42.23mm" style:keep-together="false" fo:keep-together="always"/>
    </style:style>
    <style:style style:name="Table1.A1" style:family="table-cell">
      <style:table-cell-properties style:vertical-align="middle" fo:padding-left="1.23mm" fo:padding-right="1.23mm" fo:padding-top="0mm" fo:padding-bottom="0mm" fo:border="none" style:writing-mode="lr-tb"/>
    </style:style>
    <style:style style:name="Table1.2" style:family="table-row">
      <style:table-row-properties style:row-height="42.33mm" style:keep-together="false" fo:keep-together="always"/>
    </style:style>
    <style:style style:name="Table1.A2" style:family="table-cell">
      <style:table-cell-properties style:vertical-align="middle" fo:padding-left="1.23mm" fo:padding-right="1.23mm" fo:padding-top="0mm" fo:padding-bottom="0mm" fo:border="0.35mm solid #808080" style:writing-mode="lr-tb"/>
    </style:style>
    <style:style style:name="Table2" style:family="table">
      <style:table-properties style:width="138.11mm" fo:margin-left="20.9mm" table:align="left" style:writing-mode="lr-tb"/>
    </style:style>
    <style:style style:name="Table2.A" style:family="table-column">
      <style:table-column-properties style:column-width="40.57mm"/>
    </style:style>
    <style:style style:name="Table2.B" style:family="table-column">
      <style:table-column-properties style:column-width="15.1mm"/>
    </style:style>
    <style:style style:name="Table2.C" style:family="table-column">
      <style:table-column-properties style:column-width="29mm"/>
    </style:style>
    <style:style style:name="Table2.D" style:family="table-column">
      <style:table-column-properties style:column-width="53.45mm"/>
    </style:style>
    <style:style style:name="Table2.1" style:family="table-row">
      <style:table-row-properties style:keep-together="false" fo:keep-together="always"/>
    </style:style>
    <style:style style:name="Table2.A1" style:family="table-cell">
      <style:table-cell-properties style:vertical-align="top" fo:padding-left="1.23mm" fo:padding-right="1.23mm" fo:padding-top="0mm" fo:padding-bottom="0mm" fo:border-left="0.35mm solid #000000" fo:border-right="none" fo:border-top="0.35mm solid #000000" fo:border-bottom="0.18mm solid #000000" style:writing-mode="lr-tb"/>
    </style:style>
    <style:style style:name="Table2.C1" style:family="table-cell">
      <style:table-cell-properties style:vertical-align="top" fo:padding-left="1.23mm" fo:padding-right="1.23mm" fo:padding-top="0mm" fo:padding-bottom="0mm" fo:border-left="0.18mm solid #000000" fo:border-right="0.35mm solid #000000" fo:border-top="0.35mm solid #000000" fo:border-bottom="0.18mm solid #000000" style:writing-mode="lr-tb"/>
    </style:style>
    <style:style style:name="Table2.A2" style:family="table-cell">
      <style:table-cell-properties style:vertical-align="top" fo:padding-left="1.23mm" fo:padding-right="1.23mm" fo:padding-top="0mm" fo:padding-bottom="0mm" fo:border-left="0.35mm solid #000000" fo:border-right="none" fo:border-top="none" fo:border-bottom="0.35mm solid #000000" style:writing-mode="lr-tb"/>
    </style:style>
    <style:style style:name="Table2.B2" style:family="table-cell">
      <style:table-cell-properties style:vertical-align="top" fo:padding-left="1.23mm" fo:padding-right="1.23mm" fo:padding-top="0mm" fo:padding-bottom="0mm" fo:border-left="0.18mm solid #000000" fo:border-right="none" fo:border-top="none" fo:border-bottom="0.35mm solid #000000" style:writing-mode="lr-tb"/>
    </style:style>
    <style:style style:name="Table2.D2" style:family="table-cell">
      <style:table-cell-properties style:vertical-align="top" fo:padding-left="1.23mm" fo:padding-right="1.23mm" fo:padding-top="0mm" fo:padding-bottom="0mm" fo:border-left="0.18mm solid #000000" fo:border-right="0.35mm solid #000000" fo:border-top="none" fo:border-bottom="0.35mm solid #000000" style:writing-mode="lr-tb"/>
    </style:style>
    <style:style style:name="Table2.3" style:family="table-row">
      <style:table-row-properties style:min-row-height="62.85mm" style:keep-together="false" fo:keep-together="always"/>
    </style:style>
    <style:style style:name="Table2.A3" style:family="table-cell">
      <style:table-cell-properties style:vertical-align="top" fo:padding-left="1.23mm" fo:padding-right="1.23mm" fo:padding-top="0mm" fo:padding-bottom="0mm" fo:border-left="0.35mm solid #000000" fo:border-right="0.35mm solid #000000" fo:border-top="0.18mm solid #000000" fo:border-bottom="0.35mm solid #000000" style:writing-mode="lr-tb"/>
    </style:style>
    <style:style style:name="Table3" style:family="table">
      <style:table-properties style:width="122.31mm" fo:margin-left="27.96mm" table:align="left" style:writing-mode="lr-tb"/>
    </style:style>
    <style:style style:name="Table3.A" style:family="table-column">
      <style:table-column-properties style:column-width="40.59mm"/>
    </style:style>
    <style:style style:name="Table3.C" style:family="table-column">
      <style:table-column-properties style:column-width="41.13mm"/>
    </style:style>
    <style:style style:name="Table3.1" style:family="table-row">
      <style:table-row-properties style:row-height="7.06mm" style:keep-together="false" fo:keep-together="always"/>
    </style:style>
    <style:style style:name="Table3.A1" style:family="table-cell">
      <style:table-cell-properties style:vertical-align="top" fo:padding-left="1.23mm" fo:padding-right="1.23mm" fo:padding-top="0mm" fo:padding-bottom="0mm" fo:border-left="0.35mm solid #808080" fo:border-right="none" fo:border-top="0.35mm solid #808080" fo:border-bottom="0.35mm solid #808080" style:writing-mode="lr-tb"/>
    </style:style>
    <style:style style:name="Table3.C1" style:family="table-cell">
      <style:table-cell-properties style:vertical-align="top" fo:padding-left="1.23mm" fo:padding-right="1.23mm" fo:padding-top="0mm" fo:padding-bottom="0mm" fo:border="0.35mm solid #808080" style:writing-mode="lr-tb"/>
    </style:style>
    <style:style style:name="Table3.2" style:family="table-row">
      <style:table-row-properties style:row-height="17.64mm" style:keep-together="false" fo:keep-together="always"/>
    </style:style>
    <style:style style:name="Table3.A2" style:family="table-cell">
      <style:table-cell-properties style:vertical-align="top" fo:padding-left="1.23mm" fo:padding-right="1.23mm" fo:padding-top="0mm" fo:padding-bottom="0mm" fo:border-left="0.35mm solid #808080" fo:border-right="none" fo:border-top="none" fo:border-bottom="0.35mm solid #808080" style:writing-mode="lr-tb"/>
    </style:style>
    <style:style style:name="Table3.C2" style:family="table-cell">
      <style:table-cell-properties style:vertical-align="top" fo:padding-left="1.23mm" fo:padding-right="1.23mm" fo:padding-top="0mm" fo:padding-bottom="0mm" fo:border-left="0.35mm solid #808080" fo:border-right="0.35mm solid #808080" fo:border-top="none" fo:border-bottom="0.35mm solid #808080" style:writing-mode="lr-tb"/>
    </style:style>
    <style:style style:name="Table3.3" style:family="table-row">
      <style:table-row-properties style:row-height="8.82mm" style:keep-together="false" fo:keep-together="always"/>
    </style:style>
    <style:style style:name="Table3.4" style:family="table-row">
      <style:table-row-properties style:keep-together="false" fo:keep-together="always"/>
    </style:style>
    <style:style style:name="Table3.A4" style:family="table-cell">
      <style:table-cell-properties style:vertical-align="top" fo:padding-left="1.23mm" fo:padding-right="1.23mm" fo:padding-top="0mm" fo:padding-bottom="0mm" fo:border="none" style:writing-mode="lr-tb"/>
    </style:style>
    <style:style style:name="Table4" style:family="table">
      <style:table-properties style:width="170.04mm" fo:margin-left="-0.02mm" table:align="left" style:writing-mode="lr-tb"/>
    </style:style>
    <style:style style:name="Table4.A" style:family="table-column">
      <style:table-column-properties style:column-width="45.88mm"/>
    </style:style>
    <style:style style:name="Table4.B" style:family="table-column">
      <style:table-column-properties style:column-width="124.16mm"/>
    </style:style>
    <style:style style:name="Table4.1" style:family="table-row">
      <style:table-row-properties style:min-row-height="9.17mm" style:keep-together="true" fo:keep-together="auto"/>
    </style:style>
    <style:style style:name="Table4.A1" style:family="table-cell">
      <style:table-cell-properties style:vertical-align="top" fo:padding-left="1.25mm" fo:padding-right="1.25mm" fo:padding-top="0mm" fo:padding-bottom="0mm" fo:border="none" style:writing-mode="lr-tb"/>
    </style:style>
    <style:style style:name="Table5" style:family="table">
      <style:table-properties style:width="157.78mm" fo:margin-left="12.38mm" table:align="left" style:writing-mode="lr-tb"/>
    </style:style>
    <style:style style:name="Table5.A" style:family="table-column">
      <style:table-column-properties style:column-width="115.02mm"/>
    </style:style>
    <style:style style:name="Table5.B" style:family="table-column">
      <style:table-column-properties style:column-width="42.76mm"/>
    </style:style>
    <style:style style:name="Table5.1" style:family="table-row">
      <style:table-row-properties style:keep-together="true" fo:keep-together="auto"/>
    </style:style>
    <style:style style:name="Table5.A1" style:family="table-cell">
      <style:table-cell-properties style:vertical-align="top" fo:background-color="#ffffbf" fo:padding-left="1.23mm" fo:padding-right="1.23mm" fo:padding-top="0mm" fo:padding-bottom="0mm" fo:border-left="0.18mm solid #000000" fo:border-right="none" fo:border-top="0.18mm solid #000000" fo:border-bottom="0.18mm solid #000000" style:writing-mode="lr-tb">
        <style:background-image/>
      </style:table-cell-properties>
    </style:style>
    <style:style style:name="Table5.B1" style:family="table-cell">
      <style:table-cell-properties style:vertical-align="top" fo:background-color="#ffffbf" fo:padding-left="1.23mm" fo:padding-right="1.23mm" fo:padding-top="0mm" fo:padding-bottom="0mm" fo:border="0.18mm solid #000000" style:writing-mode="lr-tb">
        <style:background-image/>
      </style:table-cell-properties>
    </style:style>
    <style:style style:name="Table5.A2" style:family="table-cell">
      <style:table-cell-properties style:vertical-align="top" fo:padding-left="1.23mm" fo:padding-right="1.23mm" fo:padding-top="0mm" fo:padding-bottom="0mm" fo:border-left="0.18mm solid #000000" fo:border-right="none" fo:border-top="none" fo:border-bottom="0.18mm solid #000000" style:writing-mode="lr-tb"/>
    </style:style>
    <style:style style:name="Table5.B2" style:family="table-cell">
      <style:table-cell-properties style:vertical-align="top" fo:padding-left="1.23mm" fo:padding-right="1.23mm" fo:padding-top="0mm" fo:padding-bottom="0mm" fo:border-left="0.18mm solid #000000" fo:border-right="0.18mm solid #000000" fo:border-top="none" fo:border-bottom="0.18mm solid #000000" style:writing-mode="lr-tb"/>
    </style:style>
    <style:style style:name="Table6" style:family="table">
      <style:table-properties style:width="170.04mm" fo:margin-left="-0.02mm" table:align="left" style:writing-mode="lr-tb"/>
    </style:style>
    <style:style style:name="Table6.A" style:family="table-column">
      <style:table-column-properties style:column-width="40.02mm"/>
    </style:style>
    <style:style style:name="Table6.B" style:family="table-column">
      <style:table-column-properties style:column-width="130.02mm"/>
    </style:style>
    <style:style style:name="Table6.1" style:family="table-row">
      <style:table-row-properties style:min-row-height="9.17mm" style:keep-together="true" fo:keep-together="auto"/>
    </style:style>
    <style:style style:name="Table6.A1" style:family="table-cell">
      <style:table-cell-properties style:vertical-align="top" fo:padding-left="1.25mm" fo:padding-right="1.25mm" fo:padding-top="0mm" fo:padding-bottom="0mm" fo:border="none" style:writing-mode="lr-tb"/>
    </style:style>
    <style:style style:name="Table7" style:family="table">
      <style:table-properties style:width="170.3mm" fo:margin-left="-0.02mm" table:align="left" style:writing-mode="lr-tb"/>
    </style:style>
    <style:style style:name="Table7.A" style:family="table-column">
      <style:table-column-properties style:column-width="22.52mm"/>
    </style:style>
    <style:style style:name="Table7.B" style:family="table-column">
      <style:table-column-properties style:column-width="17.5mm"/>
    </style:style>
    <style:style style:name="Table7.C" style:family="table-column">
      <style:table-column-properties style:column-width="20mm"/>
    </style:style>
    <style:style style:name="Table7.E" style:family="table-column">
      <style:table-column-properties style:column-width="90.28mm"/>
    </style:style>
    <style:style style:name="Table7.1" style:family="table-row">
      <style:table-row-properties style:keep-together="true" fo:keep-together="auto"/>
    </style:style>
    <style:style style:name="Table7.A1" style:family="table-cell">
      <style:table-cell-properties style:vertical-align="top" fo:padding-left="0.49mm" fo:padding-right="0.49mm" fo:padding-top="0mm" fo:padding-bottom="0mm" fo:border="none" style:writing-mode="lr-tb"/>
    </style:style>
    <style:style style:name="Table7.B1" style:family="table-cell">
      <style:table-cell-properties style:vertical-align="top" fo:background-color="#ffffbf" fo:padding-left="0.49mm" fo:padding-right="0.49mm" fo:padding-top="0mm" fo:padding-bottom="0mm" fo:border-left="0.18mm solid #000000" fo:border-right="none" fo:border-top="0.18mm solid #000000" fo:border-bottom="0.18mm solid #000000" style:writing-mode="lr-tb">
        <style:background-image/>
      </style:table-cell-properties>
    </style:style>
    <style:style style:name="Table7.E1" style:family="table-cell">
      <style:table-cell-properties style:vertical-align="top" fo:background-color="#ffffbf" fo:padding-left="0.49mm" fo:padding-right="0.49mm" fo:padding-top="0mm" fo:padding-bottom="0mm" fo:border="0.18mm solid #000000" style:writing-mode="lr-tb">
        <style:background-image/>
      </style:table-cell-properties>
    </style:style>
    <style:style style:name="Table7.B2" style:family="table-cell">
      <style:table-cell-properties style:vertical-align="top" fo:padding-left="0.49mm" fo:padding-right="0.49mm" fo:padding-top="0mm" fo:padding-bottom="0mm" fo:border-left="0.18mm solid #000000" fo:border-right="none" fo:border-top="none" fo:border-bottom="0.18mm solid #000000" style:writing-mode="lr-tb"/>
    </style:style>
    <style:style style:name="Table7.E2" style:family="table-cell">
      <style:table-cell-properties style:vertical-align="top" fo:padding-left="0.49mm" fo:padding-right="0.49mm" fo:padding-top="0mm" fo:padding-bottom="0mm" fo:border-left="0.18mm solid #000000" fo:border-right="0.18mm solid #000000" fo:border-top="none" fo:border-bottom="0.18mm solid #000000" style:writing-mode="lr-tb"/>
    </style:style>
    <style:style style:name="P1" style:family="paragraph" style:parent-style-name="Header">
      <style:paragraph-properties fo:text-align="start" style:justify-single-word="false" style:snap-to-layout-grid="false"/>
    </style:style>
    <style:style style:name="P2" style:family="paragraph" style:parent-style-name="Standard">
      <style:paragraph-properties fo:margin-left="0mm" fo:margin-right="1.01mm" fo:margin-top="2.12mm" fo:margin-bottom="0mm" fo:text-align="end" style:justify-single-word="false" fo:text-indent="0mm" style:auto-text-indent="false" style:snap-to-layout-grid="false"/>
      <style:text-properties style:font-name="Arial Gras" fo:font-weight="bold" style:font-weight-asian="bold"/>
    </style:style>
    <style:style style:name="P3" style:family="paragraph" style:parent-style-name="Standard">
      <style:paragraph-properties fo:margin-left="1.01mm" fo:margin-right="1.01mm" fo:margin-top="2.12mm" fo:margin-bottom="2.12mm" fo:text-align="end" style:justify-single-word="false" fo:text-indent="0mm" style:auto-text-indent="false" style:snap-to-layout-grid="false"/>
    </style:style>
    <style:style style:name="P4" style:family="paragraph" style:parent-style-name="Texte_20_tableau">
      <style:paragraph-properties fo:margin-left="1.01mm" fo:margin-right="1.01mm" fo:margin-top="0mm" fo:margin-bottom="0mm" fo:text-indent="0mm" style:auto-text-indent="false" style:snap-to-layout-grid="false"/>
    </style:style>
    <style:style style:name="P5" style:family="paragraph" style:parent-style-name="En-tête_20_tableau">
      <style:paragraph-properties fo:margin-left="1.01mm" fo:margin-right="1.01mm" fo:margin-top="0mm" fo:margin-bottom="0mm" fo:text-indent="0mm" style:auto-text-indent="false" style:snap-to-layout-grid="false"/>
      <style:text-properties fo:font-size="8pt" style:font-size-asian="8pt"/>
    </style:style>
    <style:style style:name="P6" style:family="paragraph" style:parent-style-name="Header">
      <style:paragraph-properties fo:padding-left="0mm" fo:padding-right="0mm" fo:padding-top="0.35mm" fo:padding-bottom="0mm" fo:border-left="none" fo:border-right="none" fo:border-top="0.35mm solid #000000" fo:border-bottom="none"/>
    </style:style>
    <style:style style:name="P7" style:family="paragraph" style:parent-style-name="Footer">
      <style:paragraph-properties fo:margin-left="0mm" fo:margin-right="1.2mm" fo:text-align="start" style:justify-single-word="false" fo:text-indent="0mm" style:auto-text-indent="false" fo:padding-left="0mm" fo:padding-right="0mm" fo:padding-top="1.06mm" fo:padding-bottom="0mm" fo:border-left="none" fo:border-right="none" fo:border-top="0.18mm solid #000000" fo:border-bottom="none">
        <style:tab-stops>
          <style:tab-stop style:position="170mm" style:type="right"/>
        </style:tab-stops>
      </style:paragraph-properties>
    </style:style>
    <style:style style:name="P8" style:family="paragraph" style:parent-style-name="Standard">
      <style:paragraph-properties>
        <style:tab-stops>
          <style:tab-stop style:position="170mm" style:type="right"/>
        </style:tab-stops>
      </style:paragraph-properties>
      <style:text-properties fo:color="#ff00ff" fo:font-size="8pt" style:font-size-asian="8pt" style:font-size-complex="8pt"/>
    </style:style>
    <style:style style:name="P9" style:family="paragraph" style:parent-style-name="Standard">
      <style:paragraph-properties fo:text-align="center" style:justify-single-word="false" style:snap-to-layout-grid="false"/>
    </style:style>
    <style:style style:name="P10" style:family="paragraph" style:parent-style-name="Standard">
      <style:paragraph-properties fo:text-align="center" style:justify-single-word="false" style:snap-to-layout-grid="false"/>
      <style:text-properties fo:color="#ff0000" fo:font-weight="bold" style:font-weight-asian="bold"/>
    </style:style>
    <style:style style:name="P11" style:family="paragraph" style:parent-style-name="Standard">
      <style:paragraph-properties fo:text-align="center" style:justify-single-word="false" style:snap-to-layout-grid="false"/>
      <style:text-properties fo:font-weight="bold" style:font-weight-asian="bold"/>
    </style:style>
    <style:style style:name="P12" style:family="paragraph" style:parent-style-name="Standard">
      <style:paragraph-properties fo:text-align="center" style:justify-single-word="false"/>
      <style:text-properties fo:font-size="4pt" fo:language="en" fo:country="GB" style:font-size-asian="4pt"/>
    </style:style>
    <style:style style:name="P13" style:family="paragraph" style:parent-style-name="Standard">
      <style:paragraph-properties fo:margin-top="2.12mm" fo:margin-bottom="0mm" fo:text-align="end" style:justify-single-word="false" style:snap-to-layout-grid="false"/>
      <style:text-properties fo:color="#000000"/>
    </style:style>
    <style:style style:name="P14" style:family="paragraph" style:parent-style-name="Standard">
      <style:paragraph-properties fo:margin-top="2.12mm" fo:margin-bottom="0mm" fo:text-align="center" style:justify-single-word="false" style:snap-to-layout-grid="false"/>
      <style:text-properties fo:text-transform="uppercase" fo:language="en" fo:country="GB"/>
    </style:style>
    <style:style style:name="P15" style:family="paragraph" style:parent-style-name="Standard">
      <style:paragraph-properties fo:margin-left="1.01mm" fo:margin-right="0mm" fo:margin-top="2.12mm" fo:margin-bottom="2.12mm" fo:text-align="end" style:justify-single-word="false" fo:text-indent="0mm" style:auto-text-indent="false" style:snap-to-layout-grid="false"/>
    </style:style>
    <style:style style:name="P16" style:family="paragraph" style:parent-style-name="TEXTE_20_LIBRE">
      <style:paragraph-properties fo:margin-left="-5.01mm" fo:margin-right="-5.01mm" fo:text-align="center" style:justify-single-word="false" fo:text-indent="0mm" style:auto-text-indent="false">
        <style:tab-stops>
          <style:tab-stop style:position="175.01mm" style:type="right"/>
        </style:tab-stops>
      </style:paragraph-properties>
      <style:text-properties fo:color="#ff00ff" fo:font-size="8pt" style:font-size-asian="8pt" style:font-size-complex="8pt"/>
    </style:style>
    <style:style style:name="P17" style:family="paragraph" style:parent-style-name="Standard">
      <style:paragraph-properties fo:margin-top="1.06mm" fo:margin-bottom="0mm"/>
    </style:style>
    <style:style style:name="P18" style:family="paragraph" style:parent-style-name="Standard">
      <style:paragraph-properties fo:margin-top="1.06mm" fo:margin-bottom="0mm">
        <style:tab-stops>
          <style:tab-stop style:position="5.12mm"/>
        </style:tab-stops>
      </style:paragraph-properties>
    </style:style>
    <style:style style:name="P19" style:family="paragraph" style:parent-style-name="Standard">
      <style:paragraph-properties fo:margin-top="1.06mm" fo:margin-bottom="0mm" style:snap-to-layout-grid="false">
        <style:tab-stops>
          <style:tab-stop style:position="5.12mm"/>
        </style:tab-stops>
      </style:paragraph-properties>
    </style:style>
    <style:style style:name="P20" style:family="paragraph" style:parent-style-name="Standard">
      <style:paragraph-properties fo:margin-top="1.06mm" fo:margin-bottom="0mm" style:snap-to-layout-grid="false"/>
    </style:style>
    <style:style style:name="P21" style:family="paragraph" style:parent-style-name="Standard">
      <style:paragraph-properties fo:margin-left="3mm" fo:margin-right="0mm" fo:margin-top="2.12mm" fo:margin-bottom="0mm" fo:text-align="start" style:justify-single-word="false" fo:text-indent="0mm" style:auto-text-indent="false" style:snap-to-layout-grid="false"/>
    </style:style>
    <style:style style:name="P22" style:family="paragraph" style:parent-style-name="Standard">
      <style:paragraph-properties fo:margin-left="3mm" fo:margin-right="0mm" fo:margin-top="2.12mm" fo:margin-bottom="2.12mm" fo:text-align="start" style:justify-single-word="false" fo:text-indent="0mm" style:auto-text-indent="false" style:snap-to-layout-grid="false"/>
    </style:style>
    <style:style style:name="P23" style:family="paragraph" style:parent-style-name="Standard">
      <style:paragraph-properties fo:margin-left="3mm" fo:margin-right="0mm" fo:margin-top="2.12mm" fo:margin-bottom="2.12mm" fo:text-align="start" style:justify-single-word="false" fo:text-indent="0mm" style:auto-text-indent="false" style:snap-to-layout-grid="false"/>
      <style:text-properties fo:font-weight="bold" style:font-weight-asian="bold"/>
    </style:style>
    <style:style style:name="P24" style:family="paragraph" style:parent-style-name="Standard">
      <style:paragraph-properties fo:margin-top="1.41mm" fo:margin-bottom="1.41mm" fo:text-align="center" style:justify-single-word="false" style:snap-to-layout-grid="false"/>
    </style:style>
    <style:style style:name="P25" style:family="paragraph" style:parent-style-name="Standard">
      <style:paragraph-properties fo:margin-left="-1.2mm" fo:margin-right="0mm" fo:text-indent="0mm" style:auto-text-indent="false" style:snap-to-layout-grid="false"/>
      <style:text-properties fo:color="#ff0000" fo:font-size="9pt" fo:language="en" fo:country="GB" style:font-size-asian="9pt"/>
    </style:style>
    <style:style style:name="P26" style:family="paragraph" style:parent-style-name="Standard">
      <style:paragraph-properties fo:margin-left="-1.2mm" fo:margin-right="0mm" fo:text-indent="0mm" style:auto-text-indent="false">
        <style:tab-stops>
          <style:tab-stop style:position="121.21mm" style:type="right"/>
        </style:tab-stops>
      </style:paragraph-properties>
    </style:style>
    <style:style style:name="P27" style:family="paragraph" style:parent-style-name="Standard">
      <style:paragraph-properties fo:break-before="page"/>
    </style:style>
    <style:style style:name="P28" style:family="paragraph" style:parent-style-name="Text_20_body">
      <style:paragraph-properties fo:break-before="page"/>
      <style:text-properties fo:language="fr" fo:country="FR"/>
    </style:style>
    <style:style style:name="P29" style:family="paragraph" style:parent-style-name="Texte_20_tableau">
      <style:paragraph-properties fo:margin-left="0mm" fo:margin-right="0mm" fo:margin-top="0mm" fo:margin-bottom="0mm" fo:text-align="center" style:justify-single-word="false" fo:text-indent="0mm" style:auto-text-indent="false" style:snap-to-layout-grid="false"/>
    </style:style>
    <style:style style:name="P30" style:family="paragraph" style:parent-style-name="Texte_20_tableau">
      <style:paragraph-properties fo:margin-left="0mm" fo:margin-right="0mm" fo:margin-top="0mm" fo:margin-bottom="0mm" fo:text-align="center" style:justify-single-word="false" fo:text-indent="0mm" style:auto-text-indent="false" style:snap-to-layout-grid="false"/>
      <style:text-properties fo:font-size="8pt" style:font-size-asian="8pt"/>
    </style:style>
    <style:style style:name="P31" style:family="paragraph" style:parent-style-name="TEXTE_20_LIBRE">
      <style:paragraph-properties fo:margin-left="0mm" fo:margin-right="0mm" fo:text-indent="0mm" style:auto-text-indent="false"/>
    </style:style>
    <style:style style:name="P32" style:family="paragraph" style:parent-style-name="TEXTE_20_LIBRE">
      <style:paragraph-properties fo:margin-left="0mm" fo:margin-right="0mm" fo:text-indent="0mm" style:auto-text-indent="false"/>
      <style:text-properties fo:language="fr" fo:country="FR"/>
    </style:style>
    <style:style style:name="P33" style:family="paragraph" style:parent-style-name="TEXTE_20_LIBRE">
      <style:paragraph-properties fo:margin-left="0mm" fo:margin-right="0mm" fo:text-indent="0mm" style:auto-text-indent="false">
        <style:tab-stops>
          <style:tab-stop style:position="137.48mm" style:type="right" style:leader-style="dotted" style:leader-text="."/>
        </style:tab-stops>
      </style:paragraph-properties>
      <style:text-properties fo:language="fr" fo:country="FR" style:language-asian="zxx" style:country-asian="none" style:font-weight-complex="bold"/>
    </style:style>
    <style:style style:name="P34" style:family="paragraph" style:parent-style-name="Heading_20_1">
      <style:paragraph-properties fo:margin-left="0mm" fo:margin-right="0mm" fo:margin-top="10.58mm" fo:margin-bottom="2.12mm" fo:text-align="start" style:justify-single-word="false" fo:keep-together="always" fo:orphans="2" fo:widows="2" fo:text-indent="0mm" style:auto-text-indent="false" fo:keep-with-next="always" style:writing-mode="lr-tb"/>
      <style:text-properties style:use-window-font-color="true" style:font-name="Arial" fo:font-size="16pt" fo:language="en" fo:country="US" fo:font-weight="bold" style:font-name-asian="Times New Roman" style:font-size-asian="16pt" style:font-weight-asian="bold" style:font-name-complex="Arial" style:font-size-complex="16pt" style:language-complex="ar" style:country-complex="SA" style:font-weight-complex="bold"/>
    </style:style>
    <style:style style:name="P35" style:family="paragraph" style:parent-style-name="Annexe">
      <style:paragraph-properties fo:margin-left="0mm" fo:margin-right="0mm" fo:text-indent="0mm" style:auto-text-indent="false" fo:break-before="page"/>
    </style:style>
    <style:style style:name="P36" style:family="paragraph" style:parent-style-name="Titre_20_du_20_document">
      <style:paragraph-properties fo:margin-top="0mm" fo:margin-bottom="0mm" style:snap-to-layout-grid="false"/>
      <style:text-properties fo:language="en" fo:country="US"/>
    </style:style>
    <style:style style:name="P37" style:family="paragraph" style:parent-style-name="En-tête_20_tableau">
      <style:paragraph-properties fo:margin-top="0mm" fo:margin-bottom="0mm" style:snap-to-layout-grid="false"/>
    </style:style>
    <style:style style:name="P38" style:family="paragraph" style:parent-style-name="En-tête_20_tableau">
      <style:paragraph-properties fo:margin-top="0mm" fo:margin-bottom="0mm" style:snap-to-layout-grid="false"/>
      <style:text-properties fo:font-size="8pt" style:font-size-asian="8pt"/>
    </style:style>
    <style:style style:name="P39" style:family="paragraph" style:parent-style-name="Texte_20_tableau">
      <style:paragraph-properties fo:margin-top="0mm" fo:margin-bottom="0mm" style:snap-to-layout-grid="false"/>
    </style:style>
    <style:style style:name="P40" style:family="paragraph" style:parent-style-name="Texte_20_tableau">
      <style:paragraph-properties style:snap-to-layout-grid="false"/>
    </style:style>
    <style:style style:name="P41" style:family="paragraph" style:parent-style-name="Texte_20_tableau">
      <style:paragraph-properties style:snap-to-layout-grid="false"/>
      <style:text-properties style:font-name-asian="Arial"/>
    </style:style>
    <style:style style:name="P42" style:family="paragraph" style:parent-style-name="Texte_20_tableau">
      <style:paragraph-properties fo:margin-left="1.27mm" fo:margin-right="0mm" fo:margin-top="0mm" fo:margin-bottom="0mm" fo:text-indent="0mm" style:auto-text-indent="false" style:snap-to-layout-grid="false"/>
      <style:text-properties fo:font-weight="bold" style:font-weight-asian="bold"/>
    </style:style>
    <style:style style:name="P43" style:family="paragraph" style:parent-style-name="Annexe_20_2">
      <style:paragraph-properties style:snap-to-layout-grid="false"/>
    </style:style>
    <style:style style:name="P44" style:family="paragraph" style:parent-style-name="Text_20_body">
      <style:text-properties fo:font-style="italic" style:font-style-asian="italic" style:font-style-complex="italic"/>
    </style:style>
    <style:style style:name="P45" style:family="paragraph" style:parent-style-name="Text_20_body" style:list-style-name="L3"/>
    <style:style style:name="P46" style:family="paragraph" style:parent-style-name="Text_20_body" style:list-style-name="L3">
      <style:text-properties fo:font-style="italic" style:font-style-asian="italic" style:font-style-complex="italic"/>
    </style:style>
    <style:style style:name="P47" style:family="paragraph" style:parent-style-name="Text_20_body" style:list-style-name="L3">
      <style:text-properties fo:font-style="italic" style:font-style-asian="italic" style:font-style-complex="italic"/>
    </style:style>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4"/>
    <style:style style:name="P51" style:family="paragraph" style:parent-style-name="Text_20_body" style:list-style-name="L3">
      <style:paragraph-properties fo:margin-top="0mm" fo:margin-bottom="2.12mm" fo:text-align="justify" style:justify-single-word="false" fo:keep-together="auto" fo:orphans="2" fo:widows="2" style:writing-mode="lr-tb"/>
    </style:style>
    <style:style style:name="P52" style:family="paragraph" style:parent-style-name="Text_20_body" style:list-style-name="L3">
      <style:paragraph-properties fo:margin-top="0mm" fo:margin-bottom="2.12mm" fo:text-align="justify" style:justify-single-word="false" fo:keep-together="auto" fo:orphans="2" fo:widows="2" style:writing-mode="lr-tb"/>
    </style:style>
    <style:style style:name="P53" style:family="paragraph" style:parent-style-name="Text_20_body" style:list-style-name="L3">
      <style:paragraph-properties fo:margin-top="0mm" fo:margin-bottom="2.12mm" fo:text-align="justify" style:justify-single-word="false" fo:keep-together="auto" fo:orphans="2" fo:widows="2" style:writing-mode="lr-tb"/>
      <style:text-properties fo:font-style="italic" style:font-style-asian="italic" style:font-style-complex="italic"/>
    </style:style>
    <style:style style:name="P54" style:family="paragraph" style:parent-style-name="Text_20_body" style:list-style-name="L3">
      <style:paragraph-properties fo:margin-top="0mm" fo:margin-bottom="2.12mm" fo:text-align="justify" style:justify-single-word="false" fo:keep-together="auto" fo:orphans="2" fo:widows="2" style:writing-mode="lr-tb"/>
      <style:text-properties fo:font-style="italic" style:font-style-asian="italic" style:font-style-complex="italic"/>
    </style:style>
    <style:style style:name="P55" style:family="paragraph" style:parent-style-name="Header">
      <style:paragraph-properties fo:padding-left="0mm" fo:padding-right="0mm" fo:padding-top="0.35mm" fo:padding-bottom="0mm" fo:border-left="none" fo:border-right="none" fo:border-top="0.35mm solid #000000" fo:border-bottom="none"/>
    </style:style>
    <style:style style:name="P56" style:family="paragraph" style:parent-style-name="Contents_20_1">
      <style:paragraph-properties>
        <style:tab-stops>
          <style:tab-stop style:position="175mm" style:type="right" style:leader-style="dotted" style:leader-text="."/>
        </style:tab-stops>
      </style:paragraph-properties>
    </style:style>
    <style:style style:name="P57" style:family="paragraph" style:parent-style-name="TEXTE_20_LIBRE">
      <style:paragraph-properties fo:margin-left="0mm" fo:margin-right="0mm" fo:text-indent="0mm" style:auto-text-indent="false"/>
    </style:style>
    <style:style style:name="P58" style:family="paragraph" style:parent-style-name="TEXTE_20_LIBRE" style:list-style-name="L1">
      <style:paragraph-properties fo:margin-left="0mm" fo:margin-right="0mm" fo:text-indent="0mm" style:auto-text-indent="false"/>
    </style:style>
    <style:style style:name="P59" style:family="paragraph" style:parent-style-name="TEXTE_20_LIBRE" style:list-style-name="L1">
      <style:paragraph-properties fo:margin-left="0mm" fo:margin-right="0mm" fo:text-indent="0mm" style:auto-text-indent="false"/>
    </style:style>
    <style:style style:name="P60" style:family="paragraph" style:parent-style-name="TEXTE_20_LIBRE" style:list-style-name="L1">
      <style:paragraph-properties fo:margin-left="0mm" fo:margin-right="0mm" fo:text-indent="0mm" style:auto-text-indent="false"/>
    </style:style>
    <style:style style:name="P61" style:family="paragraph" style:parent-style-name="TEXTE_20_LIBRE" style:list-style-name="L1">
      <style:paragraph-properties fo:margin-left="0mm" fo:margin-right="0mm" fo:text-indent="0mm" style:auto-text-indent="false"/>
    </style:style>
    <style:style style:name="P62" style:family="paragraph" style:parent-style-name="TEXTE_20_LIBRE" style:list-style-name="L1">
      <style:paragraph-properties fo:margin-left="0mm" fo:margin-right="0mm" fo:text-indent="0mm" style:auto-text-indent="false"/>
    </style:style>
    <style:style style:name="P63" style:family="paragraph" style:parent-style-name="TEXTE_20_LIBRE" style:list-style-name="L1">
      <style:paragraph-properties fo:margin-left="0mm" fo:margin-right="0mm" fo:text-indent="0mm" style:auto-text-indent="false"/>
    </style:style>
    <style:style style:name="P64" style:family="paragraph" style:parent-style-name="TEXTE_20_LIBRE" style:list-style-name="L1">
      <style:paragraph-properties fo:margin-left="0mm" fo:margin-right="0mm" fo:text-indent="0mm" style:auto-text-indent="false"/>
    </style:style>
    <style:style style:name="P65" style:family="paragraph" style:parent-style-name="TEXTE_20_LIBRE" style:list-style-name="L2">
      <style:paragraph-properties fo:margin-left="0mm" fo:margin-right="0mm" fo:text-indent="0mm" style:auto-text-indent="false"/>
    </style:style>
    <style:style style:name="P66" style:family="paragraph" style:parent-style-name="TEXTE_20_LIBRE" style:list-style-name="L2">
      <style:paragraph-properties fo:margin-left="0mm" fo:margin-right="0mm" fo:text-indent="0mm" style:auto-text-indent="false"/>
    </style:style>
    <style:style style:name="P67" style:family="paragraph" style:parent-style-name="TEXTE_20_LIBRE" style:list-style-name="L2">
      <style:paragraph-properties fo:margin-left="0mm" fo:margin-right="0mm" fo:text-indent="0mm" style:auto-text-indent="false"/>
    </style:style>
    <style:style style:name="T1" style:family="text">
      <style:text-properties fo:text-transform="uppercase"/>
    </style:style>
    <style:style style:name="T2" style:family="text">
      <style:text-properties fo:text-transform="uppercase" fo:font-size="9pt" style:font-size-asian="9pt"/>
    </style:style>
    <style:style style:name="T3" style:family="text">
      <style:text-properties fo:text-transform="uppercase" fo:font-weight="bold" style:font-weight-asian="bold"/>
    </style:style>
    <style:style style:name="T4" style:family="text">
      <style:text-properties fo:color="#000000"/>
    </style:style>
    <style:style style:name="T5" style:family="text">
      <style:text-properties fo:color="#000000" fo:font-size="9pt" style:font-size-asian="9pt"/>
    </style:style>
    <style:style style:name="T6" style:family="text">
      <style:text-properties fo:font-size="9pt" style:font-size-asian="9pt"/>
    </style:style>
    <style:style style:name="T7" style:family="text">
      <style:text-properties fo:font-size="8pt" style:font-size-asian="8pt"/>
    </style:style>
    <style:style style:name="T8" style:family="text">
      <style:text-properties style:font-name="Wingdings"/>
    </style:style>
    <style:style style:name="T9" style:family="text">
      <style:text-properties style:font-name="Wingdings" fo:font-weight="bold" style:font-weight-asian="bold"/>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style:font-name-asian="Arial"/>
    </style:style>
    <style:style style:name="T13" style:family="text">
      <style:text-properties fo:font-weight="normal" style:font-weight-asian="normal" style:font-weight-complex="normal"/>
    </style:style>
    <style:style style:name="T14" style:family="text">
      <style:text-properties style:use-window-font-color="true" style:font-name="Arial" fo:font-size="10pt" fo:language="en" fo:country="US" style:font-name-asian="Times New Roman" style:font-size-asian="10pt" style:font-name-complex="Times New Roman" style:font-size-complex="10pt" style:language-complex="ar" style:country-complex="SA"/>
    </style:style>
    <style:style style:name="T15" style:family="text">
      <style:text-properties style:use-window-font-color="true"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6" style:family="text">
      <style:text-properties style:use-window-font-color="true" style:font-name="Arial"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17" style:family="text"/>
    <style:style style:name="fr1" style:family="graphic" style:parent-style-name="Graphics">
      <style:graphic-properties fo:margin-left="0mm" fo:margin-right="0mm" style:vertical-pos="top" style:vertical-rel="baseline" fo:padding-left="2.8mm" fo:padding-right="2.8mm" fo:padding-top="1.53mm" fo:padding-bottom="1.53mm" fo:border="none"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text:style-name="Numbering_20_Symbols" style:num-suffix="." style:num-format="1">
        <style:list-level-properties text:space-before="6.35mm" text:min-label-width="6.35mm"/>
      </text:list-level-style-number>
      <text:list-level-style-number text:level="2" text:style-name="Numbering_20_Symbols" style:num-suffix="." style:num-format="1">
        <style:list-level-properties text:space-before="12.7mm" text:min-label-width="6.35mm"/>
      </text:list-level-style-number>
      <text:list-level-style-number text:level="3" text:style-name="Numbering_20_Symbols" style:num-suffix="." style:num-format="1">
        <style:list-level-properties text:space-before="19.05mm" text:min-label-width="6.35mm"/>
      </text:list-level-style-number>
      <text:list-level-style-number text:level="4" text:style-name="Numbering_20_Symbols" style:num-suffix="." style:num-format="1">
        <style:list-level-properties text:space-before="25.4mm" text:min-label-width="6.35mm"/>
      </text:list-level-style-number>
      <text:list-level-style-number text:level="5" text:style-name="Numbering_20_Symbols" style:num-suffix="." style:num-format="1">
        <style:list-level-properties text:space-before="31.75mm" text:min-label-width="6.35mm"/>
      </text:list-level-style-number>
      <text:list-level-style-number text:level="6" text:style-name="Numbering_20_Symbols" style:num-suffix="." style:num-format="1">
        <style:list-level-properties text:space-before="38.1mm" text:min-label-width="6.35mm"/>
      </text:list-level-style-number>
      <text:list-level-style-number text:level="7" text:style-name="Numbering_20_Symbols" style:num-suffix="." style:num-format="1">
        <style:list-level-properties text:space-before="44.45mm" text:min-label-width="6.35mm"/>
      </text:list-level-style-number>
      <text:list-level-style-number text:level="8" text:style-name="Numbering_20_Symbols" style:num-suffix="." style:num-format="1">
        <style:list-level-properties text:space-before="50.8mm" text:min-label-width="6.35mm"/>
      </text:list-level-style-number>
      <text:list-level-style-number text:level="9" text:style-name="Numbering_20_Symbols" style:num-suffix="." style:num-format="1">
        <style:list-level-properties text:space-before="57.15mm" text:min-label-width="6.35mm"/>
      </text:list-level-style-number>
      <text:list-level-style-number text:level="10" text:style-name="Numbering_20_Symbols" style:num-suffix="." style:num-format="1">
        <style:list-level-properties text:space-before="63.5mm" text:min-label-width="6.35mm"/>
      </text:list-level-style-number>
    </text:list-style>
    <text:list-style style:name="L2">
      <text:list-level-style-number text:level="1" text:style-name="Numbering_20_Symbols" style:num-suffix="." style:num-format="1">
        <style:list-level-properties text:space-before="6.35mm" text:min-label-width="6.35mm"/>
      </text:list-level-style-number>
      <text:list-level-style-number text:level="2" text:style-name="Numbering_20_Symbols" style:num-suffix="." style:num-format="1">
        <style:list-level-properties text:space-before="12.7mm" text:min-label-width="6.35mm"/>
      </text:list-level-style-number>
      <text:list-level-style-number text:level="3" text:style-name="Numbering_20_Symbols" style:num-suffix="." style:num-format="1">
        <style:list-level-properties text:space-before="19.05mm" text:min-label-width="6.35mm"/>
      </text:list-level-style-number>
      <text:list-level-style-number text:level="4" text:style-name="Numbering_20_Symbols" style:num-suffix="." style:num-format="1">
        <style:list-level-properties text:space-before="25.4mm" text:min-label-width="6.35mm"/>
      </text:list-level-style-number>
      <text:list-level-style-number text:level="5" text:style-name="Numbering_20_Symbols" style:num-suffix="." style:num-format="1">
        <style:list-level-properties text:space-before="31.75mm" text:min-label-width="6.35mm"/>
      </text:list-level-style-number>
      <text:list-level-style-number text:level="6" text:style-name="Numbering_20_Symbols" style:num-suffix="." style:num-format="1">
        <style:list-level-properties text:space-before="38.1mm" text:min-label-width="6.35mm"/>
      </text:list-level-style-number>
      <text:list-level-style-number text:level="7" text:style-name="Numbering_20_Symbols" style:num-suffix="." style:num-format="1">
        <style:list-level-properties text:space-before="44.45mm" text:min-label-width="6.35mm"/>
      </text:list-level-style-number>
      <text:list-level-style-number text:level="8" text:style-name="Numbering_20_Symbols" style:num-suffix="." style:num-format="1">
        <style:list-level-properties text:space-before="50.8mm" text:min-label-width="6.35mm"/>
      </text:list-level-style-number>
      <text:list-level-style-number text:level="9" text:style-name="Numbering_20_Symbols" style:num-suffix="." style:num-format="1">
        <style:list-level-properties text:space-before="57.15mm" text:min-label-width="6.35mm"/>
      </text:list-level-style-number>
      <text:list-level-style-number text:level="10" text:style-name="Numbering_20_Symbols" style:num-suffix="." style:num-format="1">
        <style:list-level-properties text:space-before="63.5mm" text:min-label-width="6.35mm"/>
      </text:list-level-style-number>
    </text:list-style>
    <text:list-style style:name="L3">
      <text:list-level-style-number text:level="1" text:style-name="Numbering_20_Symbols" style:num-suffix="." style:num-format="1">
        <style:list-level-properties text:space-before="6.35mm" text:min-label-width="6.35mm"/>
      </text:list-level-style-number>
      <text:list-level-style-number text:level="2" text:style-name="Numbering_20_Symbols" style:num-suffix="." style:num-format="1">
        <style:list-level-properties text:space-before="12.7mm" text:min-label-width="6.35mm"/>
      </text:list-level-style-number>
      <text:list-level-style-number text:level="3" text:style-name="Numbering_20_Symbols" style:num-suffix="." style:num-format="1">
        <style:list-level-properties text:space-before="19.05mm" text:min-label-width="6.35mm"/>
      </text:list-level-style-number>
      <text:list-level-style-number text:level="4" text:style-name="Numbering_20_Symbols" style:num-suffix="." style:num-format="1">
        <style:list-level-properties text:space-before="25.4mm" text:min-label-width="6.35mm"/>
      </text:list-level-style-number>
      <text:list-level-style-number text:level="5" text:style-name="Numbering_20_Symbols" style:num-suffix="." style:num-format="1">
        <style:list-level-properties text:space-before="31.75mm" text:min-label-width="6.35mm"/>
      </text:list-level-style-number>
      <text:list-level-style-number text:level="6" text:style-name="Numbering_20_Symbols" style:num-suffix="." style:num-format="1">
        <style:list-level-properties text:space-before="38.1mm" text:min-label-width="6.35mm"/>
      </text:list-level-style-number>
      <text:list-level-style-number text:level="7" text:style-name="Numbering_20_Symbols" style:num-suffix="." style:num-format="1">
        <style:list-level-properties text:space-before="44.45mm" text:min-label-width="6.35mm"/>
      </text:list-level-style-number>
      <text:list-level-style-number text:level="8" text:style-name="Numbering_20_Symbols" style:num-suffix="." style:num-format="1">
        <style:list-level-properties text:space-before="50.8mm" text:min-label-width="6.35mm"/>
      </text:list-level-style-number>
      <text:list-level-style-number text:level="9" text:style-name="Numbering_20_Symbols" style:num-suffix="." style:num-format="1">
        <style:list-level-properties text:space-before="57.15mm" text:min-label-width="6.35mm"/>
      </text:list-level-style-number>
      <text:list-level-style-number text:level="10" text:style-name="Numbering_20_Symbols" style:num-suffix="." style:num-format="1">
        <style:list-level-properties text:space-before="63.5mm" text:min-label-width="6.35mm"/>
      </text:list-level-style-number>
    </text:list-style>
    <text:list-style style:name="L4">
      <text:list-level-style-number text:level="1" text:style-name="Numbering_20_Symbols" style:num-suffix="." style:num-format="1">
        <style:list-level-properties text:space-before="6.35mm" text:min-label-width="6.35mm"/>
      </text:list-level-style-number>
      <text:list-level-style-number text:level="2" text:style-name="Numbering_20_Symbols" style:num-suffix="." style:num-format="1">
        <style:list-level-properties text:space-before="12.7mm" text:min-label-width="6.35mm"/>
      </text:list-level-style-number>
      <text:list-level-style-number text:level="3" text:style-name="Numbering_20_Symbols" style:num-suffix="." style:num-format="1">
        <style:list-level-properties text:space-before="19.05mm" text:min-label-width="6.35mm"/>
      </text:list-level-style-number>
      <text:list-level-style-number text:level="4" text:style-name="Numbering_20_Symbols" style:num-suffix="." style:num-format="1">
        <style:list-level-properties text:space-before="25.4mm" text:min-label-width="6.35mm"/>
      </text:list-level-style-number>
      <text:list-level-style-number text:level="5" text:style-name="Numbering_20_Symbols" style:num-suffix="." style:num-format="1">
        <style:list-level-properties text:space-before="31.75mm" text:min-label-width="6.35mm"/>
      </text:list-level-style-number>
      <text:list-level-style-number text:level="6" text:style-name="Numbering_20_Symbols" style:num-suffix="." style:num-format="1">
        <style:list-level-properties text:space-before="38.1mm" text:min-label-width="6.35mm"/>
      </text:list-level-style-number>
      <text:list-level-style-number text:level="7" text:style-name="Numbering_20_Symbols" style:num-suffix="." style:num-format="1">
        <style:list-level-properties text:space-before="44.45mm" text:min-label-width="6.35mm"/>
      </text:list-level-style-number>
      <text:list-level-style-number text:level="8" text:style-name="Numbering_20_Symbols" style:num-suffix="." style:num-format="1">
        <style:list-level-properties text:space-before="50.8mm" text:min-label-width="6.35mm"/>
      </text:list-level-style-number>
      <text:list-level-style-number text:level="9" text:style-name="Numbering_20_Symbols" style:num-suffix="." style:num-format="1">
        <style:list-level-properties text:space-before="57.15mm" text:min-label-width="6.35mm"/>
      </text:list-level-style-number>
      <text:list-level-style-number text:level="10" text:style-name="Numbering_20_Symbols" style:num-suffix="." style:num-format="1">
        <style:list-level-properties text:space-before="63.5mm" text:min-label-width="6.35m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ARAVIS user documentation" text:name="Ew_Titre"/>
        <text:user-field-decl office:value-type="string" office:string-value="&lt;typ&gt;" text:name="Ew_TypeDoc"/>
        <text:user-field-decl office:value-type="string" office:string-value="&lt;ent&gt;" text:name="Ew_Entité"/>
        <text:user-field-decl office:value-type="string" office:string-value="&lt;aff&gt;" text:name="Ew_AffaireLot"/>
        <text:user-field-decl office:value-type="string" office:string-value="00n" text:name="Ew_Chrono"/>
        <text:user-field-decl office:value-type="string" office:string-value="&lt;V1&gt;" text:name="Ew_version"/>
        <text:user-field-decl office:value-type="string" office:string-value="PARAVIS development" text:name="Ew_sujet"/>
        <text:user-field-decl office:value-type="string" office:string-value="December 03 2009" text:name="Ew_Date"/>
      </text:user-field-decls>
      <table:table table:name="Table1" table:style-name="Table1">
        <table:table-column table:style-name="Table1.A"/>
        <table:table-row table:style-name="Table1.1">
          <table:table-cell table:style-name="Table1.A1" office:value-type="string">
            <text:p text:style-name="P36"><text:user-field-get text:name="Ew_sujet">PARAVIS development</text:user-field-get></text:p>
          </table:table-cell>
        </table:table-row>
        <table:table-row table:style-name="Table1.2">
          <table:table-cell table:style-name="Table1.A2" office:value-type="string">
            <text:p text:style-name="P36"><text:user-field-get text:name="Ew_Titre">PARAVIS user documentation</text:user-field-get></text:p>
          </table:table-cell>
        </table:table-row>
      </table:table>
      <text:p text:style-name="Standard"/>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9"><text:tab/><text:span text:style-name="T9"></text:span><text:span text:style-name="T10"> For approval</text:span></text:p>
            <text:p text:style-name="P18"><text:span text:style-name="T10"><text:tab/></text:span><text:span text:style-name="T9"></text:span><text:span text:style-name="T10"> For Customer Information</text:span></text:p>
            <text:p text:style-name="P18"><text:tab/><text:span text:style-name="T8"></text:span> For internal use only</text:p>
          </table:table-cell>
          <table:covered-table-cell/>
          <table:table-cell table:style-name="Table2.C1" table:number-columns-spanned="2" office:value-type="string">
            <text:p text:style-name="P20"><text:tab/><text:span text:style-name="T8"></text:span> Approved with comments</text:p>
            <text:p text:style-name="P17"><text:tab/><text:span text:style-name="T8"></text:span> Approved without comments</text:p>
            <text:p text:style-name="P17"><text:tab/><text:span text:style-name="T8"></text:span> Rejected (see justifications)</text:p>
          </table:table-cell>
          <table:covered-table-cell/>
        </table:table-row>
        <table:table-row table:style-name="Table2.1">
          <table:table-cell table:style-name="Table2.A2" office:value-type="string">
            <text:p text:style-name="P21"><text:span text:style-name="T10">Name</text:span><text:span text:style-name="T3">: </text:span></text:p>
          </table:table-cell>
          <table:table-cell table:style-name="Table2.B2" table:number-columns-spanned="2" office:value-type="string">
            <text:p text:style-name="P21"><text:span text:style-name="T10">Date</text:span><text:span text:style-name="T3">: </text:span></text:p>
          </table:table-cell>
          <table:covered-table-cell/>
          <table:table-cell table:style-name="Table2.D2" office:value-type="string">
            <text:p text:style-name="P23">Visa: </text:p>
          </table:table-cell>
        </table:table-row>
        <table:table-row table:style-name="Table2.3">
          <table:table-cell table:style-name="Table2.A3" table:number-columns-spanned="4" office:value-type="string">
            <text:p text:style-name="P22"><text:span text:style-name="T10">Comments /justifications</text:span>: </text:p>
          </table:table-cell>
          <table:covered-table-cell/>
          <table:covered-table-cell/>
          <table:covered-table-cell/>
        </table:table-row>
      </table:table>
      <text:p text:style-name="Standard"/>
      <table:table table:name="Table3" table:style-name="Table3">
        <table:table-column table:style-name="Table3.A" table:number-columns-repeated="2"/>
        <table:table-column table:style-name="Table3.C"/>
        <table:table-row table:style-name="Table3.1">
          <table:table-cell table:style-name="Table3.A1" office:value-type="string">
            <text:p text:style-name="P24">Written by</text:p>
          </table:table-cell>
          <table:table-cell table:style-name="Table3.A1" office:value-type="string">
            <text:p text:style-name="P24">Checked by</text:p>
          </table:table-cell>
          <table:table-cell table:style-name="Table3.C1" office:value-type="string">
            <text:p text:style-name="P24">Approved by</text:p>
          </table:table-cell>
        </table:table-row>
        <table:table-row table:style-name="Table3.2">
          <table:table-cell table:style-name="Table3.A2" office:value-type="string">
            <text:p text:style-name="P10"/>
          </table:table-cell>
          <table:table-cell table:style-name="Table3.A2" office:value-type="string">
            <text:p text:style-name="P11"/>
          </table:table-cell>
          <table:table-cell table:style-name="Table3.C2" office:value-type="string">
            <text:p text:style-name="P11"/>
          </table:table-cell>
        </table:table-row>
        <table:table-row table:style-name="Table3.3">
          <table:table-cell table:style-name="Table3.A2" office:value-type="string">
            <text:p text:style-name="P14"><text:bookmark-start text:name="Rédacteur"/>VSV<text:bookmark-end text:name="Rédacteur"/></text:p>
            <text:p text:style-name="P12"/>
          </table:table-cell>
          <table:table-cell table:style-name="Table3.A2" office:value-type="string">
            <text:p text:style-name="P14"><text:bookmark-start text:name="vérificateur"/>&lt;<text:bookmark-end text:name="vérificateur"/>VER&gt;</text:p>
            <text:p text:style-name="P12"/>
          </table:table-cell>
          <table:table-cell table:style-name="Table3.C2" office:value-type="string">
            <text:p text:style-name="P14"><text:bookmark-start text:name="Approbateur"/>&lt;<text:bookmark-end text:name="Approbateur"/>APP&gt;</text:p>
            <text:p text:style-name="P12"/>
          </table:table-cell>
        </table:table-row>
        <table:table-row table:style-name="Table3.4">
          <table:table-cell table:style-name="Table3.A4" table:number-columns-spanned="3" office:value-type="string">
            <text:p text:style-name="P25"/>
            <text:p text:style-name="P26"><text:span text:style-name="T5">Date: </text:span><text:user-field-get text:name="Ew_Date">December 03 2009</text:user-field-get><text:span text:style-name="T6"><text:tab/></text:span></text:p>
          </table:table-cell>
          <table:covered-table-cell/>
          <table:covered-table-cell/>
        </table:table-row>
      </table:table>
      <text:p text:style-name="Standard"/>
      <text:p text:style-name="Standard"/>
      <text:p text:style-name="P27"/>
      <text:p text:style-name="AVERTISSEMENT">Purpose of the document<text:span text:style-name="T10">:</text:span></text:p>
      <text:p text:style-name="AVERTISSEMENT"/>
      <text:p text:style-name="AVERTISSEMENT"/>
      <text:p text:style-name="TEXTE_20_LIBRE"/>
      <text:p text:style-name="P3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6">1.Introduction<text:tab/>3</text:p>
          <text:p text:style-name="P56">2.Building environment<text:tab/>3</text:p>
          <text:p text:style-name="P56">3.VTK library<text:tab/>3</text:p>
          <text:p text:style-name="P56">4.Building of PARAVIS<text:tab/>3</text:p>
          <text:p text:style-name="P56">5.Starting SALOME with PARAVIS<text:tab/>4</text:p>
          <text:p text:style-name="P56">6.Commands accessible in Python console<text:tab/>4</text:p>
          <text:p text:style-name="P56">7.Trace management<text:tab/>4</text:p>
          <text:p text:style-name="P56">8.PARAVIS GUI specific<text:tab/>4</text:p>
        </text:index-body>
      </text:table-of-content>
      <text:p text:style-name="P32"/>
      <text:p text:style-name="P32"/>
      <text:p text:style-name="P28"/>
      <text:h text:style-name="Heading_20_1" text:outline-level="1">Introduction</text:h>
      <text:p text:style-name="Standard">This document describes features of ParaView Python extractor using in PARAVIS module of SALOME platform. In general building of PARAVIEW module is not too much differ from usual process of any other SALOME module building, and result Python API extracted for using in SALOME Python console is similar to the server manager API of ParaView. But there are some features what is desirable to understand <text:s/>for effective using of extractor.</text:p>
      <text:h text:style-name="Heading_20_1" text:outline-level="1">Building environment</text:h>
      <text:p text:style-name="P31">In addition to standard SALOME environment following environment variables has to be defined for PARAVIS building and testing:</text:p>
      <text:list text:style-name="L1">
        <text:list-item>
          <text:p text:style-name="P58">PVHOME – points to installation directory of ParaView.</text:p>
        </text:list-item>
        <text:list-item>
          <text:p text:style-name="P58">PVVERSION – defines a number of installed ParaView version.</text:p>
        </text:list-item>
        <text:list-item>
          <text:p text:style-name="P58">PATH="${PVHOME}/bin:${PATH}"</text:p>
        </text:list-item>
        <text:list-item>
          <text:p text:style-name="P58">LD_LIBRARY_PATH=”${PVHOME}/bin:${PVHOME}/lib/paraview-${PVVERSION}:${LD_LIBRARY_PATH}"</text:p>
        </text:list-item>
        <text:list-item>
          <text:p text:style-name="P58">PYTHONPATH="${PVHOME}/bin:${PVHOME}/lib/paraview-${PVVERSION}:${PYTHONPATH}"</text:p>
        </text:list-item>
        <text:list-item>
          <text:p text:style-name="P58">TESTDIR – points to a directory which contains test script files. Usually it is PARAVIS_SRC/test.</text:p>
        </text:list-item>
        <text:list-item>
          <text:p text:style-name="P58">PVDATA – points to ParaViewData directory.</text:p>
        </text:list-item>
      </text:list>
      <text:p text:style-name="P31">Also it is necessary to check that ParaView install directory contains following files:</text:p>
      <text:list text:style-name="L2">
        <text:list-item>
          <text:p text:style-name="P65">src/lex.yy.c</text:p>
        </text:list-item>
        <text:list-item>
          <text:p text:style-name="P65">vtkParse.tab.c</text:p>
        </text:list-item>
        <text:list-item>
          <text:p text:style-name="P65">include/paraview-3.7/vtkParse.h</text:p>
        </text:list-item>
      </text:list>
      <text:h text:style-name="Heading_20_1" text:outline-level="1">VTK library</text:h>
      <text:p text:style-name="P31">SALOME already uses VTK library for visualization and post-processing purposes. PARAVIS also uses VTK library supplied with ParaView. In order to avoid problem with using of different versions of VTK library in different components of SALOME platform it is necessary to use the same version supplied with ParaView for all components and modules of SALOME. </text:p>
      <text:p text:style-name="P31">For this purposes a new option “--with-paraview” has been defined for configure script. This option configures building procedure to use VTK from ParaView. It means that GUI package and all modules has to be configured with this option.</text:p>
      <text:h text:style-name="Heading_20_1" text:outline-level="1">Building of PARAVIS</text:h>
      <text:p text:style-name="P31"/>
      <text:list text:style-name="L3">
        <text:list-item>
          <text:p text:style-name="P51">Call <text:span text:style-name="T16">build_</text:span><text:span text:style-name="T11">configure</text:span> script in sources directory: </text:p>
          <text:p text:style-name="P53"><text:span text:style-name="T14">&gt; </text:span>build configure</text:p>
        </text:list-item>
        <text:list-item>
          <text:p text:style-name="P45">Launch <text:span text:style-name="T11">configure</text:span> script from a build directory. </text:p>
          <text:p text:style-name="P46">&gt; ../PARAVIS_SRC/configure --prefix=$PARAVIS_ROOT_DIR</text:p>
        </text:list-item>
        <text:list-item>
          <text:p text:style-name="P45">Call <text:span text:style-name="T11">make</text:span> command in build directory. <text:s/></text:p>
          <text:p text:style-name="P46">&gt; make</text:p>
        </text:list-item>
        <text:list-item>
          <text:p text:style-name="P51"><text:span text:style-name="T16">Call </text:span><text:span text:style-name="T11">make install</text:span><text:span text:style-name="T13"> command in build directory. </text:span></text:p>
          <text:p text:style-name="P53"><text:span text:style-name="T13">&gt; </text:span><text:span text:style-name="T15">make </text:span><text:span text:style-name="T13">install</text:span></text:p>
        </text:list-item>
      </text:list>
      <text:h text:style-name="P34" text:outline-level="1">Starting SALOME with PARAVIS</text:h>
      <text:p text:style-name="Text_20_body">&gt; runSalome –modules="PARAVIS"</text:p>
      <text:p text:style-name="Text_20_body">If it is necessary then other SALOME modules can be added to “modules” list separated by comma.</text:p>
      <text:h text:style-name="Heading_20_1" text:outline-level="1">Commands accessible in Python console</text:h>
      <text:p text:style-name="Text_20_body">Loading ParaView Python API for PARAVIS can be done with help of command:</text:p>
      <text:p text:style-name="P44">&gt; from pvsimple import *</text:p>
      <text:p text:style-name="Text_20_body">This command makes accessible the same Python API what provided by simple.py module in ParaView (see ParaView documentation). </text:p>
      <text:h text:style-name="Heading_20_1" text:outline-level="1">Trace management</text:h>
      <text:p text:style-name="Text_20_body">Last version of ParaView is supplied with trace functionality. PARAVIS also supports this feature. But in contrary to ParaView, which can start/stop trace in any moment, in PARAVIS trace is activating or deactivating for whole session.</text:p>
      <text:p text:style-name="Text_20_body">Trace functionality can be switched on/off in SALOME preferences dialog box in PARAVIS tab (main menu | Preferences...). It contains check box “Deactivate Trace”. By default the trace is activated. Change of check box state makes effect only for next session.</text:p>
      <text:p text:style-name="Text_20_body">User can get the trace with help of two commands (after pvsimple import):</text:p>
      <text:list text:style-name="L4">
        <text:list-item>
          <text:p text:style-name="P49">PrintTrace() - prints the trace content directly into Python console window.</text:p>
        </text:list-item>
        <text:list-item>
          <text:p text:style-name="P49">SaveTrace(fileName) - saves the trace into a given disk file.</text:p>
        </text:list-item>
      </text:list>
      <text:p text:style-name="Text_20_body">Also trace is using for “Dump Study” functionality. But if the tracing is switched off then “Dump Study” doesn't saves PARAVIS module state.</text:p>
      <text:h text:style-name="Heading_20_1" text:outline-level="1">PARAVIS GUI specific</text:h>
      <text:p text:style-name="P31">In fact PARAVIS is a ParaView GUI integrated into SALOME environment. <text:s/>General architecture of ParaView is very different from general architecture of SALOME. If SALOME is an application which is able to open several documents (studies) within one application session because it has multi-document architecture, then ParaView has a single document architecture what means that it can have only one document (data structure) opened within one session.</text:p>
      <text:p text:style-name="P31">This leads to the fact that PARAVIS module can be opened only once within SALOME application session. It can be opened only in a first desktop appeared after SALOME launch. Other desktops, even they opened with study containing PARAVIS data, can not load PARAVIS module.</text:p>
      <text:p text:style-name="Text_20_body"/>
      <text:p text:style-name="P35"><text:span text:style-name="T12">Documents reference</text:span>s</text:p>
      <table:table table:name="Table4" table:style-name="Table4">
        <table:table-column table:style-name="Table4.A"/>
        <table:table-column table:style-name="Table4.B"/>
        <table:table-row table:style-name="Table4.1">
          <table:table-cell table:style-name="Table4.A1" office:value-type="string">
            <text:p text:style-name="P43">Documents list</text:p>
          </table:table-cell>
          <table:table-cell table:style-name="Table4.A1" office:value-type="string">
            <text:p text:style-name="P40">All documents cited in this document or necessary for a comprehensive understanding are the following:</text:p>
          </table:table-cell>
        </table:table-row>
      </table:table>
      <text:p text:style-name="Endnote"/>
      <table:table table:name="Table5" table:style-name="Table5">
        <table:table-column table:style-name="Table5.A"/>
        <table:table-column table:style-name="Table5.B"/>
        <table:table-row table:style-name="Table5.1">
          <table:table-cell table:style-name="Table5.A1" office:value-type="string">
            <text:p text:style-name="P37">Title</text:p>
          </table:table-cell>
          <table:table-cell table:style-name="Table5.B1" office:value-type="string">
            <text:p text:style-name="P37">Reference</text:p>
          </table:table-cell>
        </table:table-row>
        <table:table-row table:style-name="Table5.1">
          <table:table-cell table:style-name="Table5.A2" office:value-type="string">
            <text:p text:style-name="P42"/>
          </table:table-cell>
          <table:table-cell table:style-name="Table5.B2" office:value-type="string">
            <text:p text:style-name="P39"/>
          </table:table-cell>
        </table:table-row>
      </table:table>
      <text:p text:style-name="TEXTE_20_LIBRE"/>
      <table:table table:name="Table6" table:style-name="Table6">
        <table:table-column table:style-name="Table6.A"/>
        <table:table-column table:style-name="Table6.B"/>
        <table:table-row table:style-name="Table6.1">
          <table:table-cell table:style-name="Table6.A1" office:value-type="string">
            <text:p text:style-name="P43">Versions History</text:p>
          </table:table-cell>
          <table:table-cell table:style-name="Table6.A1" office:value-type="string">
            <text:p text:style-name="P41">Regarding to previous versions, main changes are:</text:p>
          </table:table-cell>
        </table:table-row>
      </table:table>
      <text:p text:style-name="Standard"/>
      <text:p text:style-name="Standard"/>
      <table:table table:name="Table7" table:style-name="Table7">
        <table:table-column table:style-name="Table7.A"/>
        <table:table-column table:style-name="Table7.B"/>
        <table:table-column table:style-name="Table7.C" table:number-columns-repeated="2"/>
        <table:table-column table:style-name="Table7.E"/>
        <table:table-row table:style-name="Table7.1">
          <table:table-cell table:style-name="Table7.A1" office:value-type="string">
            <text:p text:style-name="P38"/>
          </table:table-cell>
          <table:table-cell table:style-name="Table7.B1" office:value-type="string">
            <text:p text:style-name="P38">Version</text:p>
          </table:table-cell>
          <table:table-cell table:style-name="Table7.B1" office:value-type="string">
            <text:p text:style-name="P38">Author</text:p>
          </table:table-cell>
          <table:table-cell table:style-name="Table7.B1" office:value-type="string">
            <text:p text:style-name="P38">Date</text:p>
          </table:table-cell>
          <table:table-cell table:style-name="Table7.E1" office:value-type="string">
            <text:p text:style-name="P5">Reason for revision</text:p>
          </table:table-cell>
        </table:table-row>
        <table:table-row table:style-name="Table7.1">
          <table:table-cell table:style-name="Table7.A1" office:value-type="string">
            <text:p text:style-name="P29"><text:span text:style-name="T12">Latest </text:span><text:span text:style-name="T12">Version</text:span></text:p>
          </table:table-cell>
          <table:table-cell table:style-name="Table7.B2" office:value-type="string">
            <text:p text:style-name="P29">1.0</text:p>
          </table:table-cell>
          <table:table-cell table:style-name="Table7.B2" office:value-type="string">
            <text:p text:style-name="P30">VSV</text:p>
          </table:table-cell>
          <table:table-cell table:style-name="Table7.B2" office:value-type="string">
            <text:p text:style-name="P9">03.12.2009</text:p>
          </table:table-cell>
          <table:table-cell table:style-name="Table7.E2" office:value-type="string">
            <text:p text:style-name="P4">From scratch</text:p>
          </table:table-cell>
        </table:table-row>
        <table:table-row table:style-name="Table7.1">
          <table:table-cell table:style-name="Table7.A1" office:value-type="string">
            <text:p text:style-name="P29">Previous Versions </text:p>
          </table:table-cell>
          <table:table-cell table:style-name="Table7.B2" office:value-type="string">
            <text:p text:style-name="P29"/>
          </table:table-cell>
          <table:table-cell table:style-name="Table7.B2" office:value-type="string">
            <text:p text:style-name="P30"/>
          </table:table-cell>
          <table:table-cell table:style-name="Table7.B2" office:value-type="string">
            <text:p text:style-name="P9"/>
          </table:table-cell>
          <table:table-cell table:style-name="Table7.E2" office:value-type="string">
            <text:p text:style-name="P4"/>
          </table:table-cell>
        </table:table-row>
      </table:table>
      <text:p text:style-name="TEXTE_20_LIBR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Gras" svg:font-family="'Arial Gras', 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lr-tb"/>
      <style:text-properties style:use-window-font-color="true" style:font-name="Liberation Serif"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keep-together="always" fo:orphans="2" fo:widows="2" style:writing-mode="lr-tb"/>
      <style:text-properties style:use-window-font-color="true" style:font-name="Arial" fo:font-size="10pt" fo:language="en" fo:country="US" style:font-name-asian="Times New Roman" style:font-size-asian="10pt" style:font-name-complex="Arial" style:font-size-complex="10pt" style:language-complex="ar" style:country-complex="SA"/>
    </style:style>
    <style:style style:name="Text_20_body" style:display-name="Text body" style:family="paragraph" style:parent-style-name="Standard" style:class="text">
      <style:paragraph-properties fo:margin-top="0mm" fo:margin-bottom="2.12mm" fo:keep-together="auto"/>
      <style:text-properties style:font-name-complex="Times New Roman"/>
    </style:style>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ejaVu Sans" style:font-size-asian="14pt" style:font-name-complex="DejaVu Sans" style:font-size-complex="14pt"/>
    </style:style>
    <style:style style:name="Heading_20_1" style:display-name="Heading 1" style:family="paragraph" style:parent-style-name="Standard" style:next-style-name="TEXTE_20_LIBRE" style:class="text" style:default-outline-level="1">
      <style:paragraph-properties fo:margin-left="0mm" fo:margin-right="0mm" fo:margin-top="10.58mm" fo:margin-bottom="2.12mm" fo:text-align="start" style:justify-single-word="false" fo:text-indent="0mm" style:auto-text-indent="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Standard" style:next-style-name="TEXTE_20_LIBRE" style:class="text" style:default-outline-level="2">
      <style:paragraph-properties fo:margin-left="0mm" fo:margin-right="0mm" fo:margin-top="8.47mm" fo:margin-bottom="2.12mm" fo:text-align="start" style:justify-single-word="false" fo:text-indent="0mm" style:auto-text-indent="false" fo:keep-with-next="always">
        <style:tab-stops>
          <style:tab-stop style:position="17.5mm"/>
        </style:tab-stops>
      </style:paragraph-properties>
      <style:text-properties fo:color="#ff0000" fo:font-size="14pt" fo:font-weight="bold" style:font-size-asian="14pt" style:font-weight-asian="bold" style:font-size-complex="14pt" style:font-weight-complex="bold"/>
    </style:style>
    <style:style style:name="Heading_20_3" style:display-name="Heading 3" style:family="paragraph" style:parent-style-name="Standard" style:next-style-name="TEXTE_20_LIBRE" style:class="text" style:default-outline-level="3">
      <style:paragraph-properties fo:margin-left="0mm" fo:margin-right="0mm" fo:margin-top="6.35mm" fo:margin-bottom="2.12mm" fo:text-align="start" style:justify-single-word="false" fo:text-indent="0mm" style:auto-text-indent="false" fo:keep-with-next="always"/>
      <style:text-properties fo:color="#0000ff" fo:font-size="12pt" fo:font-weight="bold" style:font-size-asian="12pt" style:font-weight-asian="bold" style:font-size-complex="12pt" style:font-weight-complex="bold"/>
    </style:style>
    <style:style style:name="Heading_20_4" style:display-name="Heading 4" style:family="paragraph" style:parent-style-name="Standard" style:next-style-name="TEXTE_20_LIBRE" style:class="text" style:default-outline-level="4">
      <style:paragraph-properties fo:margin-left="0mm" fo:margin-right="0mm" fo:margin-top="4.23mm" fo:margin-bottom="2.12mm" fo:text-align="start" style:justify-single-word="false" fo:text-indent="0mm" style:auto-text-indent="false" fo:keep-with-next="always"/>
      <style:text-properties fo:color="#008000" fo:font-weight="bold" style:font-weight-asian="bold" style:font-weight-complex="bold"/>
    </style:style>
    <style:style style:name="Heading_20_5" style:display-name="Heading 5" style:family="paragraph" style:parent-style-name="Standard" style:next-style-name="TEXTE_20_LIBRE" style:class="text" style:default-outline-level="5">
      <style:paragraph-properties fo:margin-left="0mm" fo:margin-right="0mm" fo:margin-top="2.12mm" fo:margin-bottom="2.12mm" fo:text-align="start" style:justify-single-word="false" fo:text-indent="0mm" style:auto-text-indent="false" fo:keep-with-next="always"/>
    </style:style>
    <style:style style:name="Heading_20_6" style:display-name="Heading 6" style:family="paragraph" style:parent-style-name="Standard" style:next-style-name="TEXTE_20_LIBRE" style:class="text" style:default-outline-level="6">
      <style:paragraph-properties fo:margin-left="0mm" fo:margin-right="0mm" fo:text-align="start" style:justify-single-word="false" fo:text-indent="0mm" style:auto-text-indent="false"/>
      <style:text-properties style:text-underline-style="solid" style:text-underline-width="auto" style:text-underline-color="font-color"/>
    </style:style>
    <style:style style:name="Heading_20_7" style:display-name="Heading 7" style:family="paragraph" style:parent-style-name="Standard" style:next-style-name="TEXTE_20_LIBRE" style:class="text" style:default-outline-level="7">
      <style:paragraph-properties fo:margin-left="0mm" fo:margin-right="0mm" fo:text-indent="0mm" style:auto-text-indent="false"/>
      <style:text-properties fo:font-style="italic" style:font-style-asian="italic" style:font-style-complex="italic"/>
    </style:style>
    <style:style style:name="Heading_20_8" style:display-name="Heading 8" style:family="paragraph" style:parent-style-name="Standard" style:next-style-name="Standard" style:class="text" style:default-outline-level="8">
      <style:paragraph-properties fo:margin-left="0mm" fo:margin-right="0mm" fo:text-indent="0m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mm" fo:margin-right="0mm" fo:text-indent="0mm" style:auto-text-indent="false"/>
      <style:text-properties fo:font-style="italic" style:font-style-asian="italic" style:font-style-complex="italic"/>
    </style:style>
    <style:style style:name="List" style:family="paragraph" style:parent-style-name="Text_20_body" style:class="list">
      <style:text-properties style:font-size-asian="12pt"/>
    </style:style>
    <style:style style:name="Header" style:family="paragraph" style:parent-style-name="Standard" style:class="extra">
      <style:paragraph-properties fo:text-align="justify" style:justify-single-word="false" fo:keep-together="always">
        <style:tab-stops>
          <style:tab-stop style:position="85mm" style:type="center"/>
          <style:tab-stop style:position="160mm" style:type="right"/>
        </style:tab-stops>
      </style:paragraph-properties>
      <style:text-properties style:font-name="Arial"/>
    </style:style>
    <style:style style:name="Footer" style:family="paragraph" style:parent-style-name="Standard" style:class="extra">
      <style:paragraph-properties>
        <style:tab-stops>
          <style:tab-stop style:position="85mm" style:type="center"/>
          <style:tab-stop style:position="160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next-style-name="Standard" style:class="extra">
      <style:paragraph-properties fo:keep-together="auto"/>
      <style:text-properties fo:font-weight="bold" style:font-weight-asian="bold" style:font-name-complex="Times New Roman" style:font-weight-complex="bold"/>
    </style:style>
    <style:style style:name="Footnote" style:family="paragraph" style:parent-style-name="Standard" style:class="extra">
      <style:paragraph-properties fo:margin-left="5.01mm" fo:margin-right="0mm" fo:text-indent="-5.01mm" style:auto-text-indent="false"/>
    </style:style>
    <style:style style:name="Endnote" style:family="paragraph" style:parent-style-name="Standard" style:class="extra">
      <style:paragraph-properties fo:margin-left="1.01mm" fo:margin-right="0mm" fo:margin-top="2.12mm" fo:margin-bottom="0mm" fo:text-align="start" style:justify-single-word="false" fo:keep-together="auto" fo:text-indent="0mm" style:auto-text-indent="false"/>
      <style:text-properties style:font-name="Times New Roman" style:font-name-complex="Times New Roman"/>
    </style:style>
    <style:style style:name="Index" style:family="paragraph" style:parent-style-name="Standard" style:class="index">
      <style:paragraph-properties text:number-lines="false" text:line-number="0"/>
      <style:text-properties style:font-size-asian="12pt"/>
    </style:style>
    <style:style style:name="Index_20_Heading" style:display-name="Index Heading" style:family="paragraph" style:parent-style-name="Standard" style:next-style-name="Index_20_1" style:class="index"/>
    <style:style style:name="Index_20_1" style:display-name="Index 1" style:family="paragraph" style:parent-style-name="Standard" style:next-style-name="Standard" style:class="index">
      <style:paragraph-properties fo:text-align="justify" style:justify-single-word="false" fo:keep-together="always"/>
      <style:text-properties style:font-name="Arial"/>
    </style:style>
    <style:style style:name="Index_20_2" style:display-name="Index 2" style:family="paragraph" style:parent-style-name="Standard" style:next-style-name="Standard" style:class="index">
      <style:paragraph-properties fo:margin-left="4.99mm" fo:margin-right="0mm" fo:text-align="justify" style:justify-single-word="false" fo:keep-together="always" fo:text-indent="0mm" style:auto-text-indent="false"/>
      <style:text-properties style:font-name="Arial"/>
    </style:style>
    <style:style style:name="Index_20_3" style:display-name="Index 3" style:family="paragraph" style:parent-style-name="Standard" style:next-style-name="Standard" style:class="index">
      <style:paragraph-properties fo:margin-left="9.98mm" fo:margin-right="0mm" fo:text-align="justify" style:justify-single-word="false" fo:keep-together="always" fo:text-indent="0mm" style:auto-text-indent="false"/>
      <style:text-properties style:font-name="Arial"/>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5.01mm" fo:margin-right="15.01mm" fo:margin-top="2.12mm" fo:margin-bottom="0mm" fo:text-align="start" style:justify-single-word="false" fo:keep-together="auto" fo:text-indent="-5.01mm" style:auto-text-indent="false">
        <style:tab-stops>
          <style:tab-stop style:position="150.02mm" style:type="right" style:leader-style="dotted" style:leader-text="."/>
        </style:tab-stops>
      </style:paragraph-properties>
      <style:text-properties fo:language="zxx" fo:country="none" fo:font-weight="bold" style:language-asian="zxx" style:country-asian="none" style:font-weight-asian="bold" style:font-weight-complex="bold"/>
    </style:style>
    <style:style style:name="Contents_20_2" style:display-name="Contents 2" style:family="paragraph" style:parent-style-name="Standard" style:next-style-name="Standard" style:class="index">
      <style:paragraph-properties fo:margin-left="12.51mm" fo:margin-right="15.01mm" fo:text-align="start" style:justify-single-word="false" fo:keep-together="auto" fo:text-indent="-7.5mm" style:auto-text-indent="false">
        <style:tab-stops>
          <style:tab-stop style:position="142.52mm" style:type="right" style:leader-style="dotted" style:leader-text="."/>
        </style:tab-stops>
      </style:paragraph-properties>
      <style:text-properties fo:language="zxx" fo:country="none" style:language-asian="zxx" style:country-asian="none"/>
    </style:style>
    <style:style style:name="Contents_20_3" style:display-name="Contents 3" style:family="paragraph" style:parent-style-name="Standard" style:next-style-name="Standard" style:class="index">
      <style:paragraph-properties fo:margin-left="22.51mm" fo:margin-right="14.99mm" fo:text-align="start" style:justify-single-word="false" fo:keep-together="auto" fo:text-indent="-10mm" style:auto-text-indent="false">
        <style:tab-stops>
          <style:tab-stop style:position="132.52m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37.5mm" fo:margin-right="19.97mm" fo:text-align="start" style:justify-single-word="false" fo:keep-together="auto" fo:text-indent="-14.99mm" style:auto-text-indent="false">
        <style:tab-stops>
          <style:tab-stop style:position="117.53m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55.02mm" fo:margin-right="19.97mm" fo:text-align="start" style:justify-single-word="false" fo:keep-together="auto" fo:text-indent="-17.5mm" style:auto-text-indent="false">
        <style:tab-stops>
          <style:tab-stop style:position="100.01m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62.51mm" fo:margin-right="19.97mm" fo:keep-together="auto" fo:text-indent="0mm" style:auto-text-indent="false">
        <style:tab-stops>
          <style:tab-stop style:position="92.52mm" style:type="char" style:char="." style:leader-style="dotted" style:leader-text="."/>
        </style:tab-stops>
      </style:paragraph-properties>
      <style:text-properties fo:font-size="12pt" fo:font-style="italic" style:font-size-asian="12pt" style:font-style-asian="italic" style:font-size-complex="12pt" style:font-style-complex="italic"/>
    </style:style>
    <style:style style:name="Contents_20_7" style:display-name="Contents 7" style:family="paragraph" style:parent-style-name="Standard" style:next-style-name="Standard" style:class="index">
      <style:paragraph-properties fo:margin-left="75.02mm" fo:margin-right="14.99mm" fo:text-indent="0mm" style:auto-text-indent="false">
        <style:tab-stops>
          <style:tab-stop style:position="77.49mm" style:leader-style="dotted" style:leader-text="."/>
          <style:tab-stop style:position="85mm" style:type="right"/>
        </style:tab-stops>
      </style:paragraph-properties>
    </style:style>
    <style:style style:name="Contents_20_8" style:display-name="Contents 8" style:family="paragraph" style:parent-style-name="Standard" style:next-style-name="Standard" style:class="index">
      <style:paragraph-properties fo:margin-left="87.51mm" fo:margin-right="14.99mm" fo:text-indent="0mm" style:auto-text-indent="false">
        <style:tab-stops>
          <style:tab-stop style:position="65mm" style:leader-style="dotted" style:leader-text="."/>
          <style:tab-stop style:position="72.51mm" style:type="right"/>
        </style:tab-stops>
      </style:paragraph-properties>
    </style:style>
    <style:style style:name="Contents_20_9" style:display-name="Contents 9" style:family="paragraph" style:parent-style-name="Index" style:class="index">
      <style:paragraph-properties fo:margin-left="39.93mm" fo:margin-right="0mm" fo:text-indent="0mm" style:auto-text-indent="false">
        <style:tab-stops>
          <style:tab-stop style:position="135.96mm" style:type="right" style:leader-style="dotted" style:leader-text="."/>
        </style:tab-stops>
      </style:paragraph-properties>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30.97mm" style:type="right" style:leader-style="dotted" style:leader-text="."/>
        </style:tab-stops>
      </style:paragraph-properties>
    </style:style>
    <style:style style:name="TEXTE_20_LIBRE" style:display-name="TEXTE LIBRE" style:family="paragraph" style:parent-style-name="Standard">
      <style:paragraph-properties fo:margin-left="17.52mm" fo:margin-right="0mm" fo:keep-together="auto" fo:text-indent="0mm" style:auto-text-indent="false"/>
    </style:style>
    <style:style style:name="Annexe" style:family="paragraph" style:parent-style-name="Heading_20_1" style:next-style-name="TEXTE_20_LIBRE">
      <style:paragraph-properties fo:margin-left="17.5mm" fo:margin-right="0mm" fo:margin-top="10.58mm" fo:margin-bottom="2.12mm" fo:keep-together="always" fo:text-indent="-17.5mm" style:auto-text-indent="false"/>
      <style:text-properties fo:font-size="16pt" style:letter-kerning="true" style:font-size-asian="16pt"/>
    </style:style>
    <style:style style:name="AVERTISSEMENT" style:family="paragraph" style:parent-style-name="Standard">
      <style:paragraph-properties fo:margin-left="5.01mm" fo:margin-right="5.01mm" fo:text-align="justify" style:justify-single-word="false" fo:keep-together="always" fo:text-indent="0mm" style:auto-text-indent="false" fo:padding="0.35mm" fo:border="0.18mm solid #000000"/>
      <style:text-properties style:font-name="Arial"/>
    </style:style>
    <style:style style:name="Titre_20_du_20_document" style:display-name="Titre du document" style:family="paragraph">
      <style:paragraph-properties fo:margin-top="19.05mm" fo:margin-bottom="0mm" fo:text-align="center" style:justify-single-word="false" fo:orphans="2" fo:widows="2"/>
      <style:text-properties fo:color="#0000ff" style:font-name="Arial" fo:font-size="16pt" fo:language="fr" fo:country="FR" fo:font-weight="bold" style:font-name-asian="Arial" style:font-size-asian="16pt" style:font-weight-asian="bold" style:font-name-complex="Arial" style:font-size-complex="16pt" style:language-complex="ar" style:country-complex="SA" style:font-weight-complex="bold" style:font-relief="embossed"/>
    </style:style>
    <style:style style:name="En-tête_20_tableau" style:display-name="En-tête tableau" style:family="paragraph" style:parent-style-name="Standard">
      <style:paragraph-properties fo:margin-top="1.06mm" fo:margin-bottom="1.06mm" fo:text-align="center" style:justify-single-word="false" fo:keep-together="always" fo:orphans="0" fo:widows="0"/>
      <style:text-properties fo:font-weight="bold" style:font-weight-asian="bold" style:font-weight-complex="bold"/>
    </style:style>
    <style:style style:name="Texte_20_tableau" style:display-name="Texte tableau" style:family="paragraph">
      <style:paragraph-properties fo:margin-left="1.31mm" fo:margin-right="1.31mm" fo:margin-top="2.12mm" fo:margin-bottom="2.12mm" fo:orphans="2" fo:widows="2" fo:text-indent="0mm" style:auto-text-indent="false"/>
      <style:text-properties style:use-window-font-color="true" style:font-name="Arial" fo:font-size="10pt" fo:language="en" fo:country="US" style:font-name-asian="Arial" style:font-size-asian="10pt" style:font-name-complex="Arial" style:font-size-complex="10pt" style:language-complex="ar" style:country-complex="SA"/>
    </style:style>
    <style:style style:name="Annexe_20_2" style:display-name="Annexe 2" style:family="paragraph" style:parent-style-name="Standard" style:next-style-name="TEXTE_20_LIBRE">
      <style:paragraph-properties fo:margin-top="2.12mm" fo:margin-bottom="2.12mm" fo:text-align="start" style:justify-single-word="false"/>
      <style:text-properties fo:color="#0000ff" fo:font-size="12pt" fo:font-weight="bold" style:font-size-asian="12pt" style:font-weight-asian="bold" style:font-size-complex="12pt" style:font-weight-complex="bold"/>
    </style:style>
    <style:style style:name="Chapitre" style:family="paragraph" style:parent-style-name="Standard" style:next-style-name="Standard" style:list-style-name="WW8Num9">
      <style:paragraph-properties fo:margin-left="0mm" fo:margin-right="0mm" fo:margin-top="4.23mm" fo:margin-bottom="2.12mm" fo:text-align="justify" style:justify-single-word="false" fo:keep-together="always" fo:text-indent="0mm" style:auto-text-indent="false" fo:break-before="page"/>
      <style:text-properties fo:color="#000000" fo:font-size="20pt" fo:font-weight="bold" style:font-size-asian="20pt" style:font-weight-asian="bold" style:font-size-complex="20pt" style:font-weight-complex="bold" style:font-relief="embossed"/>
    </style:style>
    <style:style style:name="Comment_20_Text" style:display-name="Comment Text" style:family="paragraph" style:parent-style-name="Standard">
      <style:paragraph-properties fo:text-align="justify" style:justify-single-word="false" fo:keep-together="always"/>
      <style:text-properties style:font-name="Arial"/>
    </style:style>
    <style:style style:name="Index_20_4" style:display-name="Index 4" style:family="paragraph" style:parent-style-name="Standard" style:next-style-name="Standard">
      <style:paragraph-properties fo:margin-left="14.98mm" fo:margin-right="0mm" fo:text-align="justify" style:justify-single-word="false" fo:keep-together="always" fo:text-indent="0mm" style:auto-text-indent="false"/>
      <style:text-properties style:font-name="Arial"/>
    </style:style>
    <style:style style:name="Index_20_5" style:display-name="Index 5" style:family="paragraph" style:parent-style-name="Standard" style:next-style-name="Standard">
      <style:paragraph-properties fo:margin-left="19.97mm" fo:margin-right="0mm" fo:text-align="justify" style:justify-single-word="false" fo:keep-together="always" fo:text-indent="0mm" style:auto-text-indent="false"/>
      <style:text-properties style:font-name="Arial"/>
    </style:style>
    <style:style style:name="Index_20_6" style:display-name="Index 6" style:family="paragraph" style:parent-style-name="Standard" style:next-style-name="Standard">
      <style:paragraph-properties fo:margin-left="24.96mm" fo:margin-right="0mm" fo:text-align="justify" style:justify-single-word="false" fo:keep-together="always" fo:text-indent="0mm" style:auto-text-indent="false"/>
      <style:text-properties style:font-name="Arial"/>
    </style:style>
    <style:style style:name="Index_20_7" style:display-name="Index 7" style:family="paragraph" style:parent-style-name="Standard" style:next-style-name="Standard">
      <style:paragraph-properties fo:margin-left="29.95mm" fo:margin-right="0mm" fo:text-align="justify" style:justify-single-word="false" fo:keep-together="always" fo:text-indent="0mm" style:auto-text-indent="false"/>
      <style:text-properties style:font-name="Arial"/>
    </style:style>
    <style:style style:name="REMARQUE" style:family="paragraph" style:parent-style-name="Standard" style:next-style-name="TEXTE_20_LIBRE">
      <style:paragraph-properties fo:margin-left="17.52mm" fo:margin-right="0mm" fo:keep-together="auto" fo:text-indent="0mm" style:auto-text-indent="false" fo:padding-left="0.35mm" fo:padding-right="0mm" fo:padding-top="0mm" fo:padding-bottom="0mm" fo:border-left="0.18mm solid #000000" fo:border-right="none" fo:border-top="none" fo:border-bottom="none"/>
    </style:style>
    <style:style style:name="Normal_20_Indent" style:display-name="Normal Indent" style:family="paragraph" style:parent-style-name="Standard">
      <style:paragraph-properties fo:margin-left="17.52mm" fo:margin-right="0mm" fo:text-indent="0.02mm" style:auto-text-indent="false"/>
    </style:style>
    <style:style style:name="SOUS_20_TEXTE" style:display-name="SOUS TEXTE" style:family="paragraph" style:parent-style-name="TEXTE_20_LIBRE">
      <style:paragraph-properties fo:margin-left="23.51mm" fo:margin-right="0mm" fo:keep-together="auto" fo:text-indent="0mm" style:auto-text-indent="false"/>
    </style:style>
    <style:style style:name="Tiret1" style:family="paragraph" style:parent-style-name="TEXTE_20_LIBRE">
      <style:paragraph-properties fo:margin-left="22.51mm" fo:margin-right="0mm" fo:text-indent="-4.99mm" style:auto-text-indent="false"/>
    </style:style>
    <style:style style:name="Tiret2" style:family="paragraph" style:parent-style-name="Tiret1">
      <style:paragraph-properties fo:margin-left="27.52mm" fo:margin-right="0mm" fo:text-indent="-4.99mm" style:auto-text-indent="false"/>
    </style:style>
    <style:style style:name="Tiret3" style:family="paragraph" style:parent-style-name="Tiret2">
      <style:paragraph-properties fo:margin-left="32.51mm" fo:margin-right="0mm" fo:text-indent="-4.99mm" style:auto-text-indent="false"/>
    </style:style>
    <style:style style:name="Block_20_Text" style:display-name="Block Text" style:family="paragraph" style:parent-style-name="Standard">
      <style:paragraph-properties fo:margin-left="25.4mm" fo:margin-right="25.4mm" fo:margin-top="0mm" fo:margin-bottom="2.12mm" fo:text-indent="0mm" style:auto-text-indent="false"/>
    </style:style>
    <style:style style:name="Ordered_20_List" style:display-name="Ordered List" style:family="paragraph" style:parent-style-name="Block_20_Text" style:list-style-name="WW8Num4">
      <style:paragraph-properties fo:margin-left="0mm" fo:margin-right="25.4mm" fo:text-align="start" style:justify-single-word="false" fo:keep-together="auto" fo:text-indent="0mm" style:auto-text-indent="false"/>
      <style:text-properties style:font-name-complex="Times New Roman"/>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Footnote_20_Symbol" style:display-name="Footnote Symbol" style:family="text" style:parent-style-name="Default_20_Paragraph_20_Font">
      <style:text-properties style:text-position="37% 100%" fo:font-size="8pt" style:font-size-asian="8pt" style:font-size-complex="8pt"/>
    </style:style>
    <style:style style:name="Page_20_Number" style:display-name="Page Number" style:family="text" style:parent-style-name="Default_20_Paragraph_20_Font"/>
    <style:style style:name="Numbering_20_Symbols" style:display-name="Numbering Symbols" style:family="text"/>
    <style:style style:name="Line_20_numbering" style:display-name="Line numbering" style:family="text" style:parent-style-name="Default_20_Paragraph_20_Font"/>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_20_Char" style:display-name=" Char Char" style:family="text" style:parent-style-name="Default_20_Paragraph_20_Font">
      <style:text-properties style:font-name="Arial" fo:language="en" fo:country="US" style:language-complex="ar" style:country-complex="SA"/>
    </style:style>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text:outline-level-style text:level="1" style:num-suffix="." style:num-format="1"/>
      <text:outline-level-style text:level="2" style:num-format="1" text:display-levels="2"/>
      <text:outline-level-style text:level="3" style:num-format="1" text:display-levels="3"/>
      <text:outline-level-style text:level="4" style:num-format="1" text:display-levels="4"/>
      <text:outline-level-style text:level="5" style:num-format="1" text:display-levels="5"/>
      <text:outline-level-style text:level="6" style:num-format="1" text:display-levels="6"/>
      <text:outline-level-style text:level="7" style:num-format="1" text:display-levels="7"/>
      <text:outline-level-style text:level="8" style:num-format="1" text:display-levels="8"/>
      <text:outline-level-style text:level="9" style:num-format="1" text:display-levels="9"/>
      <text:outline-level-style text:level="10" style:num-format="">
        <style:list-level-properties text:min-label-distance="3.81mm"/>
      </text:outline-level-style>
    </text:outline-style>
    <text:list-style style:name="WW8Num1">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63.5mm" text:min-label-width="6.35mm"/>
      </text:list-level-style-number>
    </text:list-style>
    <text:list-style style:name="WW8Num2">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list-style style:name="WW8Num3" text:consecutive-numbering="true">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list-style style:name="WW8Num4" text:consecutive-numbering="true">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list-style style:name="WW8Num5" text:consecutive-numbering="true">
      <text:list-level-style-bullet text:level="1" text:style-name="WW8Num5z0" style:num-suffix="." text:bullet-char="">
        <style:list-level-properties text:space-before="19.05mm" text:min-label-width="6.35mm"/>
        <style:text-properties style:font-name="Symbol"/>
      </text:list-level-style-bullet>
      <text:list-level-style-bullet text:level="2" text:style-name="WW8Num5z1" style:num-suffix="." text:bullet-char="o">
        <style:list-level-properties text:space-before="31.75mm" text:min-label-width="6.35mm"/>
        <style:text-properties fo:font-family="'Courier New'" style:font-family-generic="modern" style:font-pitch="fixed"/>
      </text:list-level-style-bullet>
      <text:list-level-style-bullet text:level="3" text:style-name="WW8Num5z2" style:num-suffix="." text:bullet-char="">
        <style:list-level-properties text:space-before="44.45mm" text:min-label-width="6.35mm"/>
        <style:text-properties style:font-name="Wingdings"/>
      </text:list-level-style-bullet>
      <text:list-level-style-bullet text:level="4" text:style-name="WW8Num5z0" style:num-suffix="." text:bullet-char="">
        <style:list-level-properties text:space-before="57.15mm" text:min-label-width="6.35mm"/>
        <style:text-properties style:font-name="Symbol"/>
      </text:list-level-style-bullet>
      <text:list-level-style-bullet text:level="5" text:style-name="WW8Num5z1" style:num-suffix="." text:bullet-char="o">
        <style:list-level-properties text:space-before="69.85mm" text:min-label-width="6.35mm"/>
        <style:text-properties fo:font-family="'Courier New'" style:font-family-generic="modern" style:font-pitch="fixed"/>
      </text:list-level-style-bullet>
      <text:list-level-style-bullet text:level="6" text:style-name="WW8Num5z2" style:num-suffix="." text:bullet-char="">
        <style:list-level-properties text:space-before="82.55mm" text:min-label-width="6.35mm"/>
        <style:text-properties style:font-name="Wingdings"/>
      </text:list-level-style-bullet>
      <text:list-level-style-bullet text:level="7" text:style-name="WW8Num5z0" style:num-suffix="." text:bullet-char="">
        <style:list-level-properties text:space-before="95.25mm" text:min-label-width="6.35mm"/>
        <style:text-properties style:font-name="Symbol"/>
      </text:list-level-style-bullet>
      <text:list-level-style-bullet text:level="8" text:style-name="WW8Num5z1" style:num-suffix="." text:bullet-char="o">
        <style:list-level-properties text:space-before="107.95mm" text:min-label-width="6.35mm"/>
        <style:text-properties fo:font-family="'Courier New'" style:font-family-generic="modern" style:font-pitch="fixed"/>
      </text:list-level-style-bullet>
      <text:list-level-style-bullet text:level="9" text:style-name="WW8Num5z2" style:num-suffix="." text:bullet-char="">
        <style:list-level-properties text:space-before="120.65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6" text:consecutive-numbering="true">
      <text:list-level-style-bullet text:level="1" text:style-name="WW8Num6z0" style:num-suffix="." text:bullet-char="">
        <style:list-level-properties text:space-before="6.35mm" text:min-label-width="6.35mm"/>
        <style:text-properties style:font-name="Symbol"/>
      </text:list-level-style-bullet>
      <text:list-level-style-bullet text:level="2" text:style-name="WW8Num6z1" style:num-suffix="." text:bullet-char="o">
        <style:list-level-properties text:space-before="19.05mm" text:min-label-width="6.35mm"/>
        <style:text-properties fo:font-family="'Courier New'" style:font-family-generic="modern" style:font-pitch="fixed"/>
      </text:list-level-style-bullet>
      <text:list-level-style-bullet text:level="3" text:style-name="WW8Num6z2" style:num-suffix="." text:bullet-char="">
        <style:list-level-properties text:space-before="31.75mm" text:min-label-width="6.35mm"/>
        <style:text-properties style:font-name="Wingdings"/>
      </text:list-level-style-bullet>
      <text:list-level-style-bullet text:level="4" text:style-name="WW8Num6z0" style:num-suffix="." text:bullet-char="">
        <style:list-level-properties text:space-before="44.45mm" text:min-label-width="6.35mm"/>
        <style:text-properties style:font-name="Symbol"/>
      </text:list-level-style-bullet>
      <text:list-level-style-bullet text:level="5" text:style-name="WW8Num6z1" style:num-suffix="." text:bullet-char="o">
        <style:list-level-properties text:space-before="57.15mm" text:min-label-width="6.35mm"/>
        <style:text-properties fo:font-family="'Courier New'" style:font-family-generic="modern" style:font-pitch="fixed"/>
      </text:list-level-style-bullet>
      <text:list-level-style-bullet text:level="6" text:style-name="WW8Num6z2" style:num-suffix="." text:bullet-char="">
        <style:list-level-properties text:space-before="69.85mm" text:min-label-width="6.35mm"/>
        <style:text-properties style:font-name="Wingdings"/>
      </text:list-level-style-bullet>
      <text:list-level-style-bullet text:level="7" text:style-name="WW8Num6z0" style:num-suffix="." text:bullet-char="">
        <style:list-level-properties text:space-before="82.55mm" text:min-label-width="6.35mm"/>
        <style:text-properties style:font-name="Symbol"/>
      </text:list-level-style-bullet>
      <text:list-level-style-bullet text:level="8" text:style-name="WW8Num6z1" style:num-suffix="." text:bullet-char="o">
        <style:list-level-properties text:space-before="95.25mm" text:min-label-width="6.35mm"/>
        <style:text-properties fo:font-family="'Courier New'" style:font-family-generic="modern" style:font-pitch="fixed"/>
      </text:list-level-style-bullet>
      <text:list-level-style-bullet text:level="9" text:style-name="WW8Num6z2" style:num-suffix="." text:bullet-char="">
        <style:list-level-properties text:space-before="107.95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7" text:consecutive-numbering="true">
      <text:list-level-style-bullet text:level="1" text:style-name="WW8Num7z0" style:num-suffix="." text:bullet-char="">
        <style:list-level-properties text:space-before="12.7mm" text:min-label-width="6.35mm"/>
        <style:text-properties style:font-name="Symbol"/>
      </text:list-level-style-bullet>
      <text:list-level-style-bullet text:level="2" text:style-name="WW8Num7z1" style:num-suffix="." text:bullet-char="o">
        <style:list-level-properties text:space-before="25.4mm" text:min-label-width="6.35mm"/>
        <style:text-properties fo:font-family="'Courier New'" style:font-family-generic="modern" style:font-pitch="fixed"/>
      </text:list-level-style-bullet>
      <text:list-level-style-bullet text:level="3" text:style-name="WW8Num7z2" style:num-suffix="." text:bullet-char="">
        <style:list-level-properties text:space-before="38.1mm" text:min-label-width="6.35mm"/>
        <style:text-properties style:font-name="Wingdings"/>
      </text:list-level-style-bullet>
      <text:list-level-style-bullet text:level="4" text:style-name="WW8Num7z0" style:num-suffix="." text:bullet-char="">
        <style:list-level-properties text:space-before="50.8mm" text:min-label-width="6.35mm"/>
        <style:text-properties style:font-name="Symbol"/>
      </text:list-level-style-bullet>
      <text:list-level-style-bullet text:level="5" text:style-name="WW8Num7z1" style:num-suffix="." text:bullet-char="o">
        <style:list-level-properties text:space-before="63.5mm" text:min-label-width="6.35mm"/>
        <style:text-properties fo:font-family="'Courier New'" style:font-family-generic="modern" style:font-pitch="fixed"/>
      </text:list-level-style-bullet>
      <text:list-level-style-bullet text:level="6" text:style-name="WW8Num7z2" style:num-suffix="." text:bullet-char="">
        <style:list-level-properties text:space-before="76.2mm" text:min-label-width="6.35mm"/>
        <style:text-properties style:font-name="Wingdings"/>
      </text:list-level-style-bullet>
      <text:list-level-style-bullet text:level="7" text:style-name="WW8Num7z0" style:num-suffix="." text:bullet-char="">
        <style:list-level-properties text:space-before="88.9mm" text:min-label-width="6.35mm"/>
        <style:text-properties style:font-name="Symbol"/>
      </text:list-level-style-bullet>
      <text:list-level-style-bullet text:level="8" text:style-name="WW8Num7z1" style:num-suffix="." text:bullet-char="o">
        <style:list-level-properties text:space-before="101.6mm" text:min-label-width="6.35mm"/>
        <style:text-properties fo:font-family="'Courier New'" style:font-family-generic="modern" style:font-pitch="fixed"/>
      </text:list-level-style-bullet>
      <text:list-level-style-bullet text:level="9" text:style-name="WW8Num7z2" style:num-suffix="." text:bullet-char="">
        <style:list-level-properties text:space-before="114.3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8" text:consecutive-numbering="true">
      <text:list-level-style-bullet text:level="1" text:style-name="WW8Num8z0" style:num-suffix="." text:bullet-char="">
        <style:list-level-properties text:space-before="7.41mm" text:min-label-width="6.35mm"/>
        <style:text-properties style:font-name="Symbol"/>
      </text:list-level-style-bullet>
      <text:list-level-style-bullet text:level="2" text:style-name="WW8Num8z1" style:num-suffix="." text:bullet-char="o">
        <style:list-level-properties text:space-before="20.11mm" text:min-label-width="6.35mm"/>
        <style:text-properties fo:font-family="'Courier New'" style:font-family-generic="modern" style:font-pitch="fixed"/>
      </text:list-level-style-bullet>
      <text:list-level-style-bullet text:level="3" text:style-name="WW8Num8z2" style:num-suffix="." text:bullet-char="">
        <style:list-level-properties text:space-before="32.81mm" text:min-label-width="6.35mm"/>
        <style:text-properties style:font-name="Wingdings"/>
      </text:list-level-style-bullet>
      <text:list-level-style-bullet text:level="4" text:style-name="WW8Num8z0" style:num-suffix="." text:bullet-char="">
        <style:list-level-properties text:space-before="45.51mm" text:min-label-width="6.35mm"/>
        <style:text-properties style:font-name="Symbol"/>
      </text:list-level-style-bullet>
      <text:list-level-style-bullet text:level="5" text:style-name="WW8Num8z1" style:num-suffix="." text:bullet-char="o">
        <style:list-level-properties text:space-before="58.21mm" text:min-label-width="6.35mm"/>
        <style:text-properties fo:font-family="'Courier New'" style:font-family-generic="modern" style:font-pitch="fixed"/>
      </text:list-level-style-bullet>
      <text:list-level-style-bullet text:level="6" text:style-name="WW8Num8z2" style:num-suffix="." text:bullet-char="">
        <style:list-level-properties text:space-before="70.91mm" text:min-label-width="6.35mm"/>
        <style:text-properties style:font-name="Wingdings"/>
      </text:list-level-style-bullet>
      <text:list-level-style-bullet text:level="7" text:style-name="WW8Num8z0" style:num-suffix="." text:bullet-char="">
        <style:list-level-properties text:space-before="83.61mm" text:min-label-width="6.35mm"/>
        <style:text-properties style:font-name="Symbol"/>
      </text:list-level-style-bullet>
      <text:list-level-style-bullet text:level="8" text:style-name="WW8Num8z1" style:num-suffix="." text:bullet-char="o">
        <style:list-level-properties text:space-before="96.31mm" text:min-label-width="6.35mm"/>
        <style:text-properties fo:font-family="'Courier New'" style:font-family-generic="modern" style:font-pitch="fixed"/>
      </text:list-level-style-bullet>
      <text:list-level-style-bullet text:level="9" text:style-name="WW8Num8z2" style:num-suffix="." text:bullet-char="">
        <style:list-level-properties text:space-before="109.01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9" text:consecutive-numbering="true">
      <text:list-level-style-number text:level="1" style:num-prefix="[" style:num-suffix="]" style:num-format="1" text:start-value="20">
        <style:list-level-properties text:min-label-width="4.99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WW8Num10" text:consecutive-numbering="true">
      <text:list-level-style-bullet text:level="1" text:style-name="WW8Num10z0" style:num-suffix="." text:bullet-char="">
        <style:list-level-properties text:space-before="6.35mm" text:min-label-width="6.35mm"/>
        <style:text-properties style:font-name="Symbol"/>
      </text:list-level-style-bullet>
      <text:list-level-style-bullet text:level="2" text:style-name="WW8Num10z1" style:num-suffix="." text:bullet-char="o">
        <style:list-level-properties text:space-before="19.05mm" text:min-label-width="6.35mm"/>
        <style:text-properties fo:font-family="'Courier New'" style:font-family-generic="modern" style:font-pitch="fixed"/>
      </text:list-level-style-bullet>
      <text:list-level-style-bullet text:level="3" text:style-name="WW8Num10z2" style:num-suffix="." text:bullet-char="">
        <style:list-level-properties text:space-before="31.75mm" text:min-label-width="6.35mm"/>
        <style:text-properties style:font-name="Wingdings"/>
      </text:list-level-style-bullet>
      <text:list-level-style-bullet text:level="4" text:style-name="WW8Num10z0" style:num-suffix="." text:bullet-char="">
        <style:list-level-properties text:space-before="44.45mm" text:min-label-width="6.35mm"/>
        <style:text-properties style:font-name="Symbol"/>
      </text:list-level-style-bullet>
      <text:list-level-style-bullet text:level="5" text:style-name="WW8Num10z1" style:num-suffix="." text:bullet-char="o">
        <style:list-level-properties text:space-before="57.15mm" text:min-label-width="6.35mm"/>
        <style:text-properties fo:font-family="'Courier New'" style:font-family-generic="modern" style:font-pitch="fixed"/>
      </text:list-level-style-bullet>
      <text:list-level-style-bullet text:level="6" text:style-name="WW8Num10z2" style:num-suffix="." text:bullet-char="">
        <style:list-level-properties text:space-before="69.85mm" text:min-label-width="6.35mm"/>
        <style:text-properties style:font-name="Wingdings"/>
      </text:list-level-style-bullet>
      <text:list-level-style-bullet text:level="7" text:style-name="WW8Num10z0" style:num-suffix="." text:bullet-char="">
        <style:list-level-properties text:space-before="82.55mm" text:min-label-width="6.35mm"/>
        <style:text-properties style:font-name="Symbol"/>
      </text:list-level-style-bullet>
      <text:list-level-style-bullet text:level="8" text:style-name="WW8Num10z1" style:num-suffix="." text:bullet-char="o">
        <style:list-level-properties text:space-before="95.25mm" text:min-label-width="6.35mm"/>
        <style:text-properties fo:font-family="'Courier New'" style:font-family-generic="modern" style:font-pitch="fixed"/>
      </text:list-level-style-bullet>
      <text:list-level-style-bullet text:level="9" text:style-name="WW8Num10z2" style:num-suffix="." text:bullet-char="">
        <style:list-level-properties text:space-before="107.95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11" text:consecutive-numbering="true">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list-style style:name="WW8Num12" text:consecutive-numbering="true">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list-style style:name="WW8Num13" text:consecutive-numbering="true">
      <text:list-level-style-number text:level="1" style:num-suffix="." style:num-format="1">
        <style:list-level-properties text:space-before="12.7mm" text:min-label-width="6.35mm"/>
      </text:list-level-style-number>
      <text:list-level-style-number text:level="2" style:num-suffix="." style:num-format="a" style:num-letter-sync="true">
        <style:list-level-properties text:space-before="25.4mm" text:min-label-width="6.35mm"/>
      </text:list-level-style-number>
      <text:list-level-style-number text:level="3" style:num-suffix="." style:num-format="i">
        <style:list-level-properties text:min-label-width="44.45mm" text:min-label-distance="3.18mm" fo:text-align="end"/>
      </text:list-level-style-number>
      <text:list-level-style-number text:level="4" style:num-suffix="." style:num-format="1">
        <style:list-level-properties text:space-before="50.8mm" text:min-label-width="6.35mm"/>
      </text:list-level-style-number>
      <text:list-level-style-number text:level="5" style:num-suffix="." style:num-format="a" style:num-letter-sync="true">
        <style:list-level-properties text:space-before="63.5mm" text:min-label-width="6.35mm"/>
      </text:list-level-style-number>
      <text:list-level-style-number text:level="6" style:num-suffix="." style:num-format="i">
        <style:list-level-properties text:min-label-width="82.55mm" text:min-label-distance="3.18mm" fo:text-align="end"/>
      </text:list-level-style-number>
      <text:list-level-style-number text:level="7" style:num-suffix="." style:num-format="1">
        <style:list-level-properties text:space-before="88.9mm" text:min-label-width="6.35mm"/>
      </text:list-level-style-number>
      <text:list-level-style-number text:level="8" style:num-suffix="." style:num-format="a" style:num-letter-sync="true">
        <style:list-level-properties text:space-before="101.6mm" text:min-label-width="6.35mm"/>
      </text:list-level-style-number>
      <text:list-level-style-number text:level="9" style:num-suffix="." style:num-format="i">
        <style:list-level-properties text:min-label-width="120.65mm" text:min-label-distance="3.18mm" fo:text-align="end"/>
      </text:list-level-style-number>
      <text:list-level-style-number text:level="10" style:num-suffix="." style:num-format="1">
        <style:list-level-properties text:space-before="63.5mm" text:min-label-width="6.35mm"/>
      </text:list-level-style-number>
    </text:list-style>
    <text:list-style style:name="WW8Num14" text:consecutive-numbering="true">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list-style style:name="WW8Num15" text:consecutive-numbering="true">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list-style style:name="WW8Num16" text:consecutive-numbering="true">
      <text:list-level-style-bullet text:level="1" text:style-name="WW8Num16z0" style:num-suffix="." text:bullet-char="">
        <style:list-level-properties text:space-before="6.35mm" text:min-label-width="6.35mm"/>
        <style:text-properties style:font-name="Symbol"/>
      </text:list-level-style-bullet>
      <text:list-level-style-bullet text:level="2" text:style-name="WW8Num16z1" style:num-suffix="." text:bullet-char="o">
        <style:list-level-properties text:space-before="19.05mm" text:min-label-width="6.35mm"/>
        <style:text-properties fo:font-family="'Courier New'" style:font-family-generic="modern" style:font-pitch="fixed"/>
      </text:list-level-style-bullet>
      <text:list-level-style-bullet text:level="3" text:style-name="WW8Num16z2" style:num-suffix="." text:bullet-char="">
        <style:list-level-properties text:space-before="31.75mm" text:min-label-width="6.35mm"/>
        <style:text-properties style:font-name="Wingdings"/>
      </text:list-level-style-bullet>
      <text:list-level-style-bullet text:level="4" text:style-name="WW8Num16z0" style:num-suffix="." text:bullet-char="">
        <style:list-level-properties text:space-before="44.45mm" text:min-label-width="6.35mm"/>
        <style:text-properties style:font-name="Symbol"/>
      </text:list-level-style-bullet>
      <text:list-level-style-bullet text:level="5" text:style-name="WW8Num16z1" style:num-suffix="." text:bullet-char="o">
        <style:list-level-properties text:space-before="57.15mm" text:min-label-width="6.35mm"/>
        <style:text-properties fo:font-family="'Courier New'" style:font-family-generic="modern" style:font-pitch="fixed"/>
      </text:list-level-style-bullet>
      <text:list-level-style-bullet text:level="6" text:style-name="WW8Num16z2" style:num-suffix="." text:bullet-char="">
        <style:list-level-properties text:space-before="69.85mm" text:min-label-width="6.35mm"/>
        <style:text-properties style:font-name="Wingdings"/>
      </text:list-level-style-bullet>
      <text:list-level-style-bullet text:level="7" text:style-name="WW8Num16z0" style:num-suffix="." text:bullet-char="">
        <style:list-level-properties text:space-before="82.55mm" text:min-label-width="6.35mm"/>
        <style:text-properties style:font-name="Symbol"/>
      </text:list-level-style-bullet>
      <text:list-level-style-bullet text:level="8" text:style-name="WW8Num16z1" style:num-suffix="." text:bullet-char="o">
        <style:list-level-properties text:space-before="95.25mm" text:min-label-width="6.35mm"/>
        <style:text-properties fo:font-family="'Courier New'" style:font-family-generic="modern" style:font-pitch="fixed"/>
      </text:list-level-style-bullet>
      <text:list-level-style-bullet text:level="9" text:style-name="WW8Num16z2" style:num-suffix="." text:bullet-char="">
        <style:list-level-properties text:space-before="107.95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17" text:consecutive-numbering="true">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list-style style:name="WW8Num18" text:consecutive-numbering="true">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list-style style:name="WW8Num19" text:consecutive-numbering="true">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list-style style:name="WW8Num20" text:consecutive-numbering="true">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list-style style:name="WW8Num21" text:consecutive-numbering="true">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list-style style:name="WW8Num22" text:consecutive-numbering="true">
      <text:list-level-style-bullet text:level="1" text:style-name="WW8Num22z0" style:num-suffix="." text:bullet-char="">
        <style:list-level-properties text:space-before="6.35mm" text:min-label-width="6.35mm"/>
        <style:text-properties style:font-name="Symbol"/>
      </text:list-level-style-bullet>
      <text:list-level-style-bullet text:level="2" text:style-name="WW8Num22z1" style:num-suffix="." text:bullet-char="o">
        <style:list-level-properties text:space-before="19.05mm" text:min-label-width="6.35mm"/>
        <style:text-properties fo:font-family="'Courier New'" style:font-family-generic="modern" style:font-pitch="fixed"/>
      </text:list-level-style-bullet>
      <text:list-level-style-bullet text:level="3" text:style-name="WW8Num22z2" style:num-suffix="." text:bullet-char="">
        <style:list-level-properties text:space-before="31.75mm" text:min-label-width="6.35mm"/>
        <style:text-properties style:font-name="Wingdings"/>
      </text:list-level-style-bullet>
      <text:list-level-style-bullet text:level="4" text:style-name="WW8Num22z0" style:num-suffix="." text:bullet-char="">
        <style:list-level-properties text:space-before="44.45mm" text:min-label-width="6.35mm"/>
        <style:text-properties style:font-name="Symbol"/>
      </text:list-level-style-bullet>
      <text:list-level-style-bullet text:level="5" text:style-name="WW8Num22z1" style:num-suffix="." text:bullet-char="o">
        <style:list-level-properties text:space-before="57.15mm" text:min-label-width="6.35mm"/>
        <style:text-properties fo:font-family="'Courier New'" style:font-family-generic="modern" style:font-pitch="fixed"/>
      </text:list-level-style-bullet>
      <text:list-level-style-bullet text:level="6" text:style-name="WW8Num22z2" style:num-suffix="." text:bullet-char="">
        <style:list-level-properties text:space-before="69.85mm" text:min-label-width="6.35mm"/>
        <style:text-properties style:font-name="Wingdings"/>
      </text:list-level-style-bullet>
      <text:list-level-style-bullet text:level="7" text:style-name="WW8Num22z0" style:num-suffix="." text:bullet-char="">
        <style:list-level-properties text:space-before="82.55mm" text:min-label-width="6.35mm"/>
        <style:text-properties style:font-name="Symbol"/>
      </text:list-level-style-bullet>
      <text:list-level-style-bullet text:level="8" text:style-name="WW8Num22z1" style:num-suffix="." text:bullet-char="o">
        <style:list-level-properties text:space-before="95.25mm" text:min-label-width="6.35mm"/>
        <style:text-properties fo:font-family="'Courier New'" style:font-family-generic="modern" style:font-pitch="fixed"/>
      </text:list-level-style-bullet>
      <text:list-level-style-bullet text:level="9" text:style-name="WW8Num22z2" style:num-suffix="." text:bullet-char="">
        <style:list-level-properties text:space-before="107.95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23" text:consecutive-numbering="true">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list-style style:name="WW8Num24" text:consecutive-numbering="true">
      <text:list-level-style-bullet text:level="1" text:style-name="WW8Num24z0" style:num-suffix="." text:bullet-char="">
        <style:list-level-properties text:space-before="6.35mm" text:min-label-width="6.35mm"/>
        <style:text-properties style:font-name="Symbol"/>
      </text:list-level-style-bullet>
      <text:list-level-style-bullet text:level="2" text:style-name="WW8Num24z1" style:num-suffix="." text:bullet-char="o">
        <style:list-level-properties text:space-before="19.05mm" text:min-label-width="6.35mm"/>
        <style:text-properties fo:font-family="'Courier New'" style:font-family-generic="modern" style:font-pitch="fixed"/>
      </text:list-level-style-bullet>
      <text:list-level-style-bullet text:level="3" text:style-name="WW8Num24z2" style:num-suffix="." text:bullet-char="">
        <style:list-level-properties text:space-before="31.75mm" text:min-label-width="6.35mm"/>
        <style:text-properties style:font-name="Wingdings"/>
      </text:list-level-style-bullet>
      <text:list-level-style-bullet text:level="4" text:style-name="WW8Num24z0" style:num-suffix="." text:bullet-char="">
        <style:list-level-properties text:space-before="44.45mm" text:min-label-width="6.35mm"/>
        <style:text-properties style:font-name="Symbol"/>
      </text:list-level-style-bullet>
      <text:list-level-style-bullet text:level="5" text:style-name="WW8Num24z1" style:num-suffix="." text:bullet-char="o">
        <style:list-level-properties text:space-before="57.15mm" text:min-label-width="6.35mm"/>
        <style:text-properties fo:font-family="'Courier New'" style:font-family-generic="modern" style:font-pitch="fixed"/>
      </text:list-level-style-bullet>
      <text:list-level-style-bullet text:level="6" text:style-name="WW8Num24z2" style:num-suffix="." text:bullet-char="">
        <style:list-level-properties text:space-before="69.85mm" text:min-label-width="6.35mm"/>
        <style:text-properties style:font-name="Wingdings"/>
      </text:list-level-style-bullet>
      <text:list-level-style-bullet text:level="7" text:style-name="WW8Num24z0" style:num-suffix="." text:bullet-char="">
        <style:list-level-properties text:space-before="82.55mm" text:min-label-width="6.35mm"/>
        <style:text-properties style:font-name="Symbol"/>
      </text:list-level-style-bullet>
      <text:list-level-style-bullet text:level="8" text:style-name="WW8Num24z1" style:num-suffix="." text:bullet-char="o">
        <style:list-level-properties text:space-before="95.25mm" text:min-label-width="6.35mm"/>
        <style:text-properties fo:font-family="'Courier New'" style:font-family-generic="modern" style:font-pitch="fixed"/>
      </text:list-level-style-bullet>
      <text:list-level-style-bullet text:level="9" text:style-name="WW8Num24z2" style:num-suffix="." text:bullet-char="">
        <style:list-level-properties text:space-before="107.95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25">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list-style style:name="WW8Num26" text:consecutive-numbering="true">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quare-mode="false"/>
    </style:default-page-layout>
  </office:styles>
  <office:automatic-styles>
    <style:style style:name="Table8" style:family="table">
      <style:table-properties style:width="172mm" fo:margin-left="-1.25mm" table:align="left" style:writing-mode="lr-tb"/>
    </style:style>
    <style:style style:name="Table8.A" style:family="table-column">
      <style:table-column-properties style:column-width="62mm"/>
    </style:style>
    <style:style style:name="Table8.B" style:family="table-column">
      <style:table-column-properties style:column-width="110mm"/>
    </style:style>
    <style:style style:name="Table8.1" style:family="table-row">
      <style:table-row-properties style:keep-together="false" fo:keep-together="always"/>
    </style:style>
    <style:style style:name="Table8.A1" style:family="table-cell">
      <style:table-cell-properties style:vertical-align="middle" fo:padding-left="1.25mm" fo:padding-right="1.25mm" fo:padding-top="0mm" fo:padding-bottom="0mm" fo:border="none" style:writing-mode="lr-tb"/>
    </style:style>
    <style:style style:name="Table8.B1.1" style:family="table-row">
      <style:table-row-properties style:row-height="9.9mm" style:keep-together="false" fo:keep-together="always"/>
    </style:style>
    <style:style style:name="Table8.B1.1.1" style:family="table-cell">
      <style:table-cell-properties style:vertical-align="top" fo:padding-left="1.25mm" fo:padding-right="1.25mm" fo:padding-top="0mm" fo:padding-bottom="0mm" fo:border="none" style:writing-mode="lr-tb"/>
    </style:style>
    <style:style style:name="Table9" style:family="table">
      <style:table-properties style:width="172mm" fo:margin-left="-1.25mm" table:align="left" style:writing-mode="lr-tb"/>
    </style:style>
    <style:style style:name="Table9.A" style:family="table-column">
      <style:table-column-properties style:column-width="62mm"/>
    </style:style>
    <style:style style:name="Table9.B" style:family="table-column">
      <style:table-column-properties style:column-width="110mm"/>
    </style:style>
    <style:style style:name="Table9.1" style:family="table-row">
      <style:table-row-properties style:keep-together="false" fo:keep-together="always"/>
    </style:style>
    <style:style style:name="Table9.A1" style:family="table-cell">
      <style:table-cell-properties style:vertical-align="middle" fo:padding-left="1.25mm" fo:padding-right="1.25mm" fo:padding-top="0mm" fo:padding-bottom="0mm" fo:border="none" style:writing-mode="lr-tb"/>
    </style:style>
    <style:style style:name="Table9.B1.1" style:family="table-row">
      <style:table-row-properties style:row-height="9.9mm" style:keep-together="false" fo:keep-together="always"/>
    </style:style>
    <style:style style:name="Table9.B1.1.1" style:family="table-cell">
      <style:table-cell-properties style:vertical-align="top" fo:padding-left="1.25mm" fo:padding-right="1.25mm" fo:padding-top="0mm" fo:padding-bottom="0mm" fo:border="none" style:writing-mode="lr-tb"/>
    </style:style>
    <style:style style:name="P1" style:family="paragraph" style:parent-style-name="Header">
      <style:paragraph-properties fo:text-align="start" style:justify-single-word="false" style:snap-to-layout-grid="false"/>
    </style:style>
    <style:style style:name="P2" style:family="paragraph" style:parent-style-name="Standard">
      <style:paragraph-properties fo:margin-left="0mm" fo:margin-right="1.01mm" fo:margin-top="2.12mm" fo:margin-bottom="0mm" fo:text-align="end" style:justify-single-word="false" fo:text-indent="0mm" style:auto-text-indent="false" style:snap-to-layout-grid="false"/>
      <style:text-properties style:font-name="Arial Gras" fo:font-weight="bold" style:font-weight-asian="bold"/>
    </style:style>
    <style:style style:name="P3" style:family="paragraph" style:parent-style-name="Standard">
      <style:paragraph-properties fo:margin-left="1.01mm" fo:margin-right="1.01mm" fo:margin-top="2.12mm" fo:margin-bottom="2.12mm" fo:text-align="end" style:justify-single-word="false" fo:text-indent="0mm" style:auto-text-indent="false" style:snap-to-layout-grid="false"/>
    </style:style>
    <style:style style:name="P4" style:family="paragraph" style:parent-style-name="Header">
      <style:paragraph-properties fo:padding-left="0mm" fo:padding-right="0mm" fo:padding-top="0.35mm" fo:padding-bottom="0mm" fo:border-left="none" fo:border-right="none" fo:border-top="0.35mm solid #000000" fo:border-bottom="none"/>
    </style:style>
    <style:style style:name="P5" style:family="paragraph" style:parent-style-name="Footer">
      <style:paragraph-properties fo:margin-left="0mm" fo:margin-right="1.2mm" fo:text-align="start" style:justify-single-word="false" fo:text-indent="0mm" style:auto-text-indent="false" fo:padding-left="0mm" fo:padding-right="0mm" fo:padding-top="1.06mm" fo:padding-bottom="0mm" fo:border-left="none" fo:border-right="none" fo:border-top="0.18mm solid #000000" fo:border-bottom="none">
        <style:tab-stops>
          <style:tab-stop style:position="170mm" style:type="right"/>
        </style:tab-stops>
      </style:paragraph-properties>
    </style:style>
    <style:style style:name="P6" style:family="paragraph" style:parent-style-name="Standard">
      <style:paragraph-properties>
        <style:tab-stops>
          <style:tab-stop style:position="170mm" style:type="right"/>
        </style:tab-stops>
      </style:paragraph-properties>
      <style:text-properties fo:color="#ff00ff" fo:font-size="8pt" style:font-size-asian="8pt" style:font-size-complex="8pt"/>
    </style:style>
    <style:style style:name="P7" style:family="paragraph" style:parent-style-name="Standard">
      <style:paragraph-properties fo:margin-top="2.12mm" fo:margin-bottom="0mm" fo:text-align="end" style:justify-single-word="false" style:snap-to-layout-grid="false"/>
      <style:text-properties fo:color="#000000"/>
    </style:style>
    <style:style style:name="P8" style:family="paragraph" style:parent-style-name="Standard">
      <style:paragraph-properties fo:margin-left="1.01mm" fo:margin-right="0mm" fo:margin-top="2.12mm" fo:margin-bottom="2.12mm" fo:text-align="end" style:justify-single-word="false" fo:text-indent="0mm" style:auto-text-indent="false" style:snap-to-layout-grid="false"/>
    </style:style>
    <style:style style:name="P9" style:family="paragraph" style:parent-style-name="TEXTE_20_LIBRE">
      <style:paragraph-properties fo:margin-left="-5.01mm" fo:margin-right="-5.01mm" fo:text-align="center" style:justify-single-word="false" fo:text-indent="0mm" style:auto-text-indent="false">
        <style:tab-stops>
          <style:tab-stop style:position="175.01mm" style:type="right"/>
        </style:tab-stops>
      </style:paragraph-properties>
      <style:text-properties fo:color="#ff00ff" fo:font-size="8pt" style:font-size-asian="8pt" style:font-size-complex="8pt"/>
    </style:style>
    <style:style style:name="T1" style:family="text">
      <style:text-properties fo:text-transform="uppercase"/>
    </style:style>
    <style:style style:name="T2" style:family="text">
      <style:text-properties fo:text-transform="uppercase" fo:font-size="9pt" style:font-size-asian="9pt"/>
    </style:style>
    <style:style style:name="T3" style:family="text">
      <style:text-properties fo:color="#000000"/>
    </style:style>
    <style:style style:name="T4" style:family="text"/>
    <style:style style:name="T5" style:family="text">
      <style:text-properties fo:font-size="9pt" style:font-size-asian="9pt"/>
    </style:style>
    <style:style style:name="T6" style:family="text">
      <style:text-properties fo:font-size="8pt" style:font-size-asian="8pt"/>
    </style:style>
    <style:style style:name="fr1" style:family="graphic" style:parent-style-name="Graphics">
      <style:graphic-properties fo:margin-left="0mm" fo:margin-right="0mm" style:vertical-pos="top" style:vertical-rel="baseline" fo:padding-left="2.8mm" fo:padding-right="2.8mm" fo:padding-top="1.53mm" fo:padding-bottom="1.53mm" fo:border="none" style:mirror="none" fo:clip="rect(0mm 0mm 0mm 0mm)" draw:luminance="0%" draw:contrast="0%" draw:red="0%" draw:green="0%" draw:blue="0%" draw:gamma="100%" draw:color-inversion="false" draw:image-opacity="100%" draw:color-mode="standard"/>
    </style:style>
    <style:page-layout style:name="pm1">
      <style:page-layout-properties fo:page-width="209.99mm" fo:page-height="296.99mm" style:num-format="1" style:print-orientation="portrait" fo:margin-top="15.01mm" fo:margin-bottom="10mm" fo:margin-left="20mm" fo:margin-right="20mm" style:writing-mode="lr-tb" style:layout-grid-color="#c0c0c0" style:layout-grid-lines="44" style:layout-grid-base-height="4.8mm" style:layout-grid-ruby-height="0mm" style:layout-grid-mode="none" style:layout-grid-ruby-below="false" style:layout-grid-print="false" style:layout-grid-display="false" style:layout-grid-base-width="3.53mm" style:layout-grid-snap-to-characters="true" style:layout-grid-square-mode="false" style:footnote-max-height="0mm">
        <style:footnote-sep style:width="0.18mm" style:distance-before-sep="1.01mm" style:distance-after-sep="1.01mm" style:adjustment="left" style:rel-width="25%" style:color="#000000"/>
      </style:page-layout-properties>
      <style:header-style>
        <style:header-footer-properties fo:min-height="10mm" fo:margin-left="0mm" fo:margin-right="0mm" fo:margin-bottom="9.01mm" style:dynamic-spacing="true"/>
      </style:header-style>
      <style:footer-style>
        <style:header-footer-properties fo:min-height="10mm" fo:margin-left="0mm" fo:margin-right="0mm" fo:margin-top="9.01mm" style:dynamic-spacing="true"/>
      </style:footer-style>
    </style:page-layout>
  </office:automatic-styles>
  <office:master-styles>
    <style:master-page style:name="Standard" style:page-layout-name="pm1">
      <style:header>
        <table:table table:name="Table8" table:style-name="Table8">
          <table:table-column table:style-name="Table8.A"/>
          <table:table-column table:style-name="Table8.B"/>
          <table:table-row table:style-name="Table8.1">
            <table:table-cell table:style-name="Table8.A1" office:value-type="string">
              <text:p text:style-name="P1"><draw:frame draw:style-name="fr1" draw:name="graphics1" text:anchor-type="as-char" svg:width="38.7mm" svg:height="17.04mm" draw:z-index="3"><draw:image xlink:href="Pictures/2000001D0000E2C2000065B3AF393E36.wmf" xlink:type="simple" xlink:show="embed" xlink:actuate="onLoad"/></draw:frame></text:p>
            </table:table-cell>
            <table:table-cell>
              <table:table table:is-sub-table="true">
                <table:table-column table:style-name="Table8.B"/>
                <table:table-row table:style-name="Table8.B1.1">
                  <table:table-cell table:style-name="Table8.B1.1.1" office:value-type="string">
                    <text:p text:style-name="P2"><text:user-field-get text:name="Ew_Titre">PARAVIS user documentation</text:user-field-get></text:p>
                  </table:table-cell>
                </table:table-row>
                <table:table-row table:style-name="Table8.B1.1">
                  <table:table-cell table:style-name="Table8.B1.1.1" office:value-type="string">
                    <text:p text:style-name="P3">Reference : <text:span text:style-name="T1"><text:user-field-get text:name="Ew_TypeDoc">&lt;typ&gt;</text:user-field-get></text:span><text:span text:style-name="T1">/</text:span><text:span text:style-name="T1"><text:user-field-get text:name="Ew_Entité">&lt;ent&gt;</text:user-field-get></text:span><text:span text:style-name="T1">/</text:span><text:span text:style-name="T1"><text:user-field-get text:name="Ew_AffaireLot">&lt;aff&gt;</text:user-field-get></text:span><text:span text:style-name="T1">/</text:span><text:span text:style-name="T1"><text:user-field-get text:name="Ew_Chrono">00n</text:user-field-get></text:span><text:span text:style-name="T1">/</text:span><text:span text:style-name="T1"><text:user-field-get text:name="Ew_version">&lt;V1&gt;</text:user-field-get></text:span></text:p>
                  </table:table-cell>
                </table:table-row>
              </table:table>
            </table:table-cell>
          </table:table-row>
        </table:table>
        <text:p text:style-name="P4"/>
      </style:header>
      <style:footer>
        <text:user-field-decls>
          <text:user-field-decl office:value-type="string" office:string-value="PARAVIS development" text:name="Ew_sujet"/>
        </text:user-field-decls>
        <text:p text:style-name="P5"><text:user-field-get text:name="Ew_sujet">PARAVIS development</text:user-field-get><text:span text:style-name="T2"><text:tab/></text:span><text:span text:style-name="T3">Page </text:span><text:span text:style-name="T3"><text:page-number text:select-page="current">5</text:page-number></text:span><text:span text:style-name="T3"> / </text:span><text:span text:style-name="Page_20_Number"><text:page-count style:num-format="1">5</text:page-count></text:span></text:p>
        <text:p text:style-name="P6">This document is the property of EURIWARE and may not be in whole or in part copied and/or disseminated without its written consent.</text:p>
      </style:footer>
    </style:master-page>
    <style:master-page style:name="First_20_Page" style:display-name="First Page" style:page-layout-name="pm1" style:next-style-name="Standard">
      <style:header>
        <table:table table:name="Table9" table:style-name="Table9">
          <table:table-column table:style-name="Table9.A"/>
          <table:table-column table:style-name="Table9.B"/>
          <table:table-row table:style-name="Table9.1">
            <table:table-cell table:style-name="Table9.A1" office:value-type="string">
              <text:p text:style-name="P1"><draw:frame draw:style-name="fr1" draw:name="graphics2" text:anchor-type="as-char" svg:width="38.7mm" svg:height="17.04mm" draw:z-index="4"><draw:image xlink:href="Pictures/2000001D0000E2C2000065B3AF393E36.wmf" xlink:type="simple" xlink:show="embed" xlink:actuate="onLoad"/></draw:frame></text:p>
            </table:table-cell>
            <table:table-cell>
              <table:table table:is-sub-table="true">
                <table:table-column table:style-name="Table9.B"/>
                <table:table-row table:style-name="Table9.B1.1">
                  <table:table-cell table:style-name="Table9.B1.1.1" office:value-type="string">
                    <text:p text:style-name="P7"/>
                  </table:table-cell>
                </table:table-row>
                <table:table-row table:style-name="Table9.B1.1">
                  <table:table-cell table:style-name="Table9.B1.1.1" office:value-type="string">
                    <text:p text:style-name="P8">Reference: <text:span text:style-name="T1"><text:user-field-get text:name="Ew_TypeDoc">&lt;typ&gt;</text:user-field-get></text:span><text:span text:style-name="T1">/</text:span><text:span text:style-name="T1"><text:user-field-get text:name="Ew_Entité">&lt;ent&gt;</text:user-field-get></text:span><text:span text:style-name="T1">/</text:span><text:span text:style-name="T1"><text:user-field-get text:name="Ew_AffaireLot">&lt;aff&gt;</text:user-field-get></text:span><text:span text:style-name="T1">/</text:span><text:span text:style-name="T1"><text:user-field-get text:name="Ew_Chrono">00n</text:user-field-get></text:span><text:span text:style-name="T1">/</text:span><text:span text:style-name="T1"><text:user-field-get text:name="Ew_version">&lt;V1&gt;</text:user-field-get></text:span><text:span text:style-name="T5"> </text:span></text:p>
                  </table:table-cell>
                </table:table-row>
              </table:table>
            </table:table-cell>
          </table:table-row>
        </table:table>
        <text:p text:style-name="Header"/>
      </style:header>
      <style:footer>
        <text:p text:style-name="P5"><text:span text:style-name="T6"><text:file-name text:display="name-and-extension">UserDocumentation.odt</text:file-name></text:span><text:span text:style-name="T2"><text:tab/></text:span><text:span text:style-name="T3">Page </text:span><text:span text:style-name="T3"><text:page-number text:select-page="current">5</text:page-number></text:span><text:span text:style-name="T3"> / </text:span><text:span text:style-name="Page_20_Number"><text:page-count style:num-format="1">5</text:page-count></text:span></text:p>
        <text:p text:style-name="P9">This document is the property of EURIWARE and may not be in whole or in part copied and/or disseminated without its written cons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8$Build-9161</meta:generator>
    <dc:title>Technical proposal changes</dc:title>
    <dc:description>Modèle révisable langue anglaise
Ew063-13 a
Support : Ew475-4 200809 </dc:description>
    <dc:subject>SHARP 2 development</dc:subject>
    <meta:initial-creator>vsv</meta:initial-creator>
    <meta:creation-date>2009-12-02T10:33:00</meta:creation-date>
    <dc:date>2009-12-08T11:23:51</dc:date>
    <meta:print-date>2009-12-04T11:03:49</meta:print-date>
    <meta:keyword>formulaire</meta:keyword>
    <meta:keyword>documentation</meta:keyword>
    <meta:keyword>langue anglaise</meta:keyword>
    <dc:language>en-US</dc:language>
    <meta:editing-cycles>14</meta:editing-cycles>
    <meta:editing-duration>P1DT9H44M2S</meta:editing-duration>
    <meta:user-defined meta:name="Info 1"/>
    <meta:user-defined meta:name="Info 2"/>
    <meta:user-defined meta:name="Info 3"/>
    <meta:user-defined meta:name="Info 4"/>
    <meta:user-defined meta:name="Ew_Entité" meta:value-type="string">&lt;ent&gt;</meta:user-defined>
    <meta:user-defined meta:name="Ew_Langue" meta:value-type="string">Anglais</meta:user-defined>
    <meta:user-defined meta:name="Ew_Titre" meta:value-type="string">Technical proposal changes</meta:user-defined>
    <meta:user-defined meta:name="Ew_datetransfert" meta:value-type="string">24 septembre 2008</meta:user-defined>
    <meta:user-defined meta:name="Ew_AffaireLot" meta:value-type="string">&lt;aff&gt;</meta:user-defined>
    <meta:user-defined meta:name="Ew_Rédacteur" meta:value-type="string">&lt;red&gt;</meta:user-defined>
    <meta:user-defined meta:name="Ew_versoutil" meta:value-type="string">V3</meta:user-defined>
    <meta:user-defined meta:name="Ew_Sujet" meta:value-type="string">SHARP 2 development</meta:user-defined>
    <meta:user-defined meta:name="Ew_Date" meta:value-type="string">February 12 2009</meta:user-defined>
    <meta:user-defined meta:name="Ew_Chrono" meta:value-type="string">00n</meta:user-defined>
    <meta:user-defined meta:name="Ew_Version" meta:value-type="string">&lt;V1&gt;</meta:user-defined>
    <meta:user-defined meta:name="Ew_ModifTypedoc" meta:value-type="string">1</meta:user-defined>
    <meta:user-defined meta:name="Ew_nom_outil" meta:value-type="string">7CEw_base</meta:user-defined>
    <meta:user-defined meta:name="Ew_TypeDoc" meta:value-type="string">&lt;typ&gt;</meta:user-defined>
    <meta:user-defined meta:name="Ew_dateoutil" meta:value-type="string">24 septembre 2008</meta:user-defined>
    <meta:document-statistic meta:table-count="9" meta:image-count="2" meta:object-count="0" meta:page-count="5" meta:paragraph-count="99" meta:word-count="800" meta:character-count="5216"/>
  </office:meta>
</office:document-meta>
</file>